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0.9165in"/>
    </style:style>
    <style:style style:name="co3" style:family="table-column">
      <style:table-column-properties fo:break-before="auto" style:column-width="1.1354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0.9583in"/>
    </style:style>
    <style:style style:name="co8" style:family="table-column">
      <style:table-column-properties fo:break-before="auto" style:column-width="1.29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81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/>
    </style:style>
    <style:style style:name="ce8" style:family="table-cell" style:parent-style-name="Default" style:data-style-name="N129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5" style:family="table-cell" style:parent-style-name="Default" style:data-style-name="N81"/>
    <style:style style:name="ce24" style:family="table-cell" style:parent-style-name="Default" style:data-style-name="N129">
      <style:table-cell-properties style:text-align-source="fix" style:repeat-content="false" style:vertical-align="automatic"/>
      <style:paragraph-properties fo:text-align="start" fo:margin-left="0in"/>
    </style:style>
    <style:style style:name="ce32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34" style:family="table-cell" style:parent-style-name="Default" style:data-style-name="N81">
      <style:table-cell-properties style:text-align-source="fix" style:repeat-content="false" fo:border="none" style:vertical-align="automatic"/>
      <style:paragraph-properties fo:text-align="center"/>
    </style:style>
    <style:style style:name="ce3" style:family="table-cell" style:parent-style-name="Default" style:data-style-name="N129"/>
    <style:style style:name="ce22" style:family="table-cell" style:parent-style-name="Default" style:data-style-name="N129">
      <style:table-cell-properties style:text-align-source="fix" style:repeat-content="false" style:vertical-align="middle"/>
      <style:paragraph-properties fo:text-align="center"/>
      <style:text-properties fo:color="#ff0000"/>
    </style:style>
    <style:style style:name="ce14" style:family="table-cell" style:parent-style-name="Default" style:data-style-name="N129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color="#ff0000"/>
    </style:style>
    <style:style style:name="ce19" style:family="table-cell" style:parent-style-name="Default" style:data-style-name="N0">
      <style:text-properties fo:color="#ff0000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ole-draw-aspect="1" loext:decorative="false"/>
    </style:style>
  </office:automatic-styles>
  <office:body>
    <office:spreadsheet>
      <table:calculation-settings table:automatic-find-labels="false" table:use-regular-expressions="false"/>
      <table:table table:name="Time_MarkSort" table:style-name="ta1">
        <table:table-column table:style-name="co1" table:number-columns-repeated="3" table:default-cell-style-name="ce1"/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3"/>
        <table:table-column table:style-name="co1" table:default-cell-style-name="ce4"/>
        <table:table-column table:style-name="co4" table:number-columns-repeated="3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66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Time: Mark Sort Algorithm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7"/>
          <table:table-cell table:style-name="ce18"/>
          <table:table-cell table:number-columns-repeated="9"/>
          <table:table-cell table:style-name="Default" table:number-columns-repeated="2"/>
          <table:table-cell table:number-columns-repeated="16366"/>
        </table:table-row>
        <table:table-row table:style-name="ro2">
          <table:table-cell table:number-columns-repeated="3"/>
          <table:table-cell table:style-name="ce9"/>
          <table:table-cell table:style-name="ce8" office:value-type="string" calcext:value-type="string">
            <text:p>Curve Fit</text:p>
          </table:table-cell>
          <table:table-cell table:style-name="ce24" office:value-type="string" calcext:value-type="string" table:number-columns-spanned="4" table:number-rows-spanned="1">
            <text:p><text:s text:c="2"/>= C0+C1*N^1+C2*N^2</text:p>
          </table:table-cell>
          <table:covered-table-cell table:number-columns-repeated="3" table:style-name="ce1"/>
          <table:table-cell table:number-columns-repeated="16375"/>
        </table:table-row>
        <table:table-row table:style-name="ro1">
          <table:table-cell table:number-columns-repeated="3"/>
          <table:table-cell table:style-name="ce9"/>
          <table:table-cell table:style-name="ce1"/>
          <table:table-cell office:value-type="string" calcext:value-type="string">
            <text:p>C0 =</text:p>
          </table:table-cell>
          <table:table-cell office:value-type="float" office:value="-0.213915" calcext:value-type="float">
            <text:p>-0.213915</text:p>
          </table:table-cell>
          <table:table-cell/>
          <table:table-cell table:style-name="ce1" office:value-type="string" calcext:value-type="string">
            <text:p><text:s/>C'''g(N^2):</text:p>
          </table:table-cell>
          <table:table-cell table:style-name="ce5" office:value-type="float" office:value="0.000000004" calcext:value-type="float">
            <text:p>4.00E-09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5"/>
          <table:table-cell office:value-type="string" calcext:value-type="string">
            <text:p>C1 =</text:p>
          </table:table-cell>
          <table:table-cell table:style-name="ce9" office:value-type="float" office:value="0.00000216206" calcext:value-type="float">
            <text:p>2.16E-06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5"/>
          <table:table-cell office:value-type="string" calcext:value-type="string">
            <text:p>C2 =</text:p>
          </table:table-cell>
          <table:table-cell table:style-name="ce9" office:value-type="float" office:value="0.00000000303477" calcext:value-type="float">
            <text:p>3.03E-09</text:p>
          </table:table-cell>
          <table:table-cell/>
          <table:table-cell table:style-name="Default" table:number-columns-repeated="2"/>
          <table:table-cell table:number-columns-repeated="16374"/>
        </table:table-row>
        <table:table-row table:style-name="ro1">
          <table:table-cell table:number-columns-repeated="8"/>
          <table:table-cell table:style-name="ce2"/>
          <table:table-cell table:style-name="Default"/>
          <table:table-cell table:style-name="ce4" table:number-columns-repeated="2"/>
          <table:table-cell table:number-columns-repeated="16372"/>
        </table:table-row>
        <table:table-row table:style-name="ro1">
          <table:table-cell table:number-columns-repeated="4"/>
          <table:table-cell table:style-name="ce17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/>
          <table:table-cell table:style-name="ce17"/>
          <table:table-cell table:number-columns-repeated="5"/>
          <table:table-cell table:style-name="ce19" table:number-columns-repeated="2"/>
          <table:table-cell table:number-columns-repeated="2"/>
          <table:table-cell table:style-name="Default"/>
          <table:table-cell office:value-type="string" calcext:value-type="string">
            <text:p>Big O</text:p>
          </table:table-cell>
          <table:table-cell table:style-name="ce20"/>
          <table:table-cell table:number-columns-repeated="16365"/>
        </table:table-row>
        <table:table-row table:style-name="ro1">
          <table:table-cell table:number-columns-repeated="3"/>
          <table:table-cell table:style-name="ce17"/>
          <table:table-cell table:style-name="Default" table:number-columns-repeated="2"/>
          <table:table-cell table:number-columns-repeated="2"/>
          <table:table-cell table:style-name="ce22"/>
          <table:table-cell table:style-name="ce20"/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N^0</text:p>
          </table:table-cell>
          <table:table-cell office:value-type="string" calcext:value-type="string">
            <text:p>N^1</text:p>
          </table:table-cell>
          <table:table-cell office:value-type="string" calcext:value-type="string">
            <text:p>N^2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C'''g(N^2)</text:p>
          </table:table-cell>
          <table:table-cell table:style-name="Default"/>
          <table:table-cell table:number-columns-repeated="16365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Time(secs)</text:p>
          </table:table-cell>
          <table:table-cell table:style-name="ce32" office:value-type="string" calcext:value-type="string">
            <text:p>N^0</text:p>
          </table:table-cell>
          <table:table-cell office:value-type="string" calcext:value-type="string">
            <text:p>N^1</text:p>
          </table:table-cell>
          <table:table-cell table:style-name="ce32" office:value-type="string" calcext:value-type="string">
            <text:p>N^2</text:p>
          </table:table-cell>
          <table:table-cell office:value-type="string" calcext:value-type="string">
            <text:p>Curve Fit</text:p>
          </table:table-cell>
          <table:table-cell office:value-type="string" calcext:value-type="string">
            <text:p>Devia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12]^0"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table:style-name="ce5" table:formula="of:=[.O12]*[.O12]" office:value-type="float" office:value="400000000" calcext:value-type="float">
            <text:p>4.00E+08</text:p>
          </table:table-cell>
          <table:table-cell table:style-name="ce5" table:formula="of:=[.$G$7]*[.P12]+[.$G$6]*[.O12]+[.$G$5]" office:value-type="float" office:value="1.0432342" calcext:value-type="float">
            <text:p>1.04E+00</text:p>
          </table:table-cell>
          <table:table-cell table:style-name="ce5" table:formula="of:=[.$J$5]*[.P12]" office:value-type="float" office:value="1.6" calcext:value-type="float">
            <text:p>1.60E+00</text:p>
          </table:table-cell>
          <table:table-cell table:style-name="Default"/>
          <table:table-cell table:number-columns-repeated="16365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table:style-name="ce34" table:formula="of:=[.G13]*[.G13]" office:value-type="float" office:value="400000000" calcext:value-type="float">
            <text:p>4.00E+08</text:p>
          </table:table-cell>
          <table:table-cell table:style-name="ce14" table:formula="of:=[.$G$5]+[.$G$6]*[.G13]+[.$G$7]*[.H13]" office:value-type="float" office:value="1.0432342" calcext:value-type="float">
            <text:p>1.0</text:p>
          </table:table-cell>
          <table:table-cell table:formula="of:=[.I13]-[.E13]" office:value-type="float" office:value="0.0432342000000001" calcext:value-type="float">
            <text:p>0.0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M13]^0"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table:style-name="ce5" table:formula="of:=[.O13]*[.O13]" office:value-type="float" office:value="900000000" calcext:value-type="float">
            <text:p>9.00E+08</text:p>
          </table:table-cell>
          <table:table-cell table:style-name="ce5" table:formula="of:=[.$G$7]*[.P13]+[.$G$6]*[.O13]+[.$G$5]" office:value-type="float" office:value="2.5822398" calcext:value-type="float">
            <text:p>2.58E+00</text:p>
          </table:table-cell>
          <table:table-cell table:style-name="ce5" table:formula="of:=[.$J$5]*[.P13]" office:value-type="float" office:value="3.6" calcext:value-type="float">
            <text:p>3.60E+00</text:p>
          </table:table-cell>
          <table:table-cell table:style-name="Default"/>
          <table:table-cell table:number-columns-repeated="16365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table:style-name="ce34" table:formula="of:=[.G14]*[.G14]" office:value-type="float" office:value="1600000000" calcext:value-type="float">
            <text:p>1.60E+09</text:p>
          </table:table-cell>
          <table:table-cell table:style-name="ce14" table:formula="of:=[.$G$5]+[.$G$6]*[.G14]+[.$G$7]*[.H14]" office:value-type="float" office:value="4.7281994" calcext:value-type="float">
            <text:p>4.7</text:p>
          </table:table-cell>
          <table:table-cell table:formula="of:=[.I14]-[.E14]" office:value-type="float" office:value="-0.2718006" calcext:value-type="float">
            <text:p>-0.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M14]^0"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table:style-name="ce5" table:formula="of:=[.O14]*[.O14]" office:value-type="float" office:value="1600000000" calcext:value-type="float">
            <text:p>1.60E+09</text:p>
          </table:table-cell>
          <table:table-cell table:style-name="ce5" table:formula="of:=[.$G$7]*[.P14]+[.$G$6]*[.O14]+[.$G$5]" office:value-type="float" office:value="4.7281994" calcext:value-type="float">
            <text:p>4.73E+00</text:p>
          </table:table-cell>
          <table:table-cell table:style-name="ce5" table:formula="of:=[.$J$5]*[.P14]" office:value-type="float" office:value="6.4" calcext:value-type="float">
            <text:p>6.40E+00</text:p>
          </table:table-cell>
          <table:table-cell table:style-name="Default"/>
          <table:table-cell table:number-columns-repeated="16365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19" calcext:value-type="float">
            <text:p>19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table:style-name="ce34" table:formula="of:=[.G15]*[.G15]" office:value-type="float" office:value="6400000000" calcext:value-type="float">
            <text:p>6.40E+09</text:p>
          </table:table-cell>
          <table:table-cell table:style-name="ce14" table:formula="of:=[.$G$5]+[.$G$6]*[.G15]+[.$G$7]*[.H15]" office:value-type="float" office:value="19.3815778" calcext:value-type="float">
            <text:p>19.4</text:p>
          </table:table-cell>
          <table:table-cell table:formula="of:=[.I15]-[.E15]" office:value-type="float" office:value="0.381577799999999" calcext:value-type="float">
            <text:p>0.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M15]^0"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table:style-name="ce5" table:formula="of:=[.O15]*[.O15]" office:value-type="float" office:value="2500000000" calcext:value-type="float">
            <text:p>2.50E+09</text:p>
          </table:table-cell>
          <table:table-cell table:style-name="ce5" table:formula="of:=[.$G$7]*[.P15]+[.$G$6]*[.O15]+[.$G$5]" office:value-type="float" office:value="7.481113" calcext:value-type="float">
            <text:p>7.48E+00</text:p>
          </table:table-cell>
          <table:table-cell table:style-name="ce5" table:formula="of:=[.$J$5]*[.P15]" office:value-type="float" office:value="10" calcext:value-type="float">
            <text:p>1.00E+01</text:p>
          </table:table-cell>
          <table:table-cell table:style-name="Default"/>
          <table:table-cell table:number-columns-repeated="16365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78" calcext:value-type="float">
            <text:p>78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table:style-name="ce34" table:formula="of:=[.G16]*[.G16]" office:value-type="float" office:value="25600000000" calcext:value-type="float">
            <text:p>2.56E+10</text:p>
          </table:table-cell>
          <table:table-cell table:style-name="ce14" table:formula="of:=[.$G$5]+[.$G$6]*[.G16]+[.$G$7]*[.H16]" office:value-type="float" office:value="77.8221266" calcext:value-type="float">
            <text:p>77.8</text:p>
          </table:table-cell>
          <table:table-cell table:formula="of:=[.I16]-[.E16]" office:value-type="float" office:value="-0.177873399999996" calcext:value-type="float">
            <text:p>-0.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M16]^0"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style-name="ce5" table:formula="of:=[.O16]*[.O16]" office:value-type="float" office:value="3600000000" calcext:value-type="float">
            <text:p>3.60E+09</text:p>
          </table:table-cell>
          <table:table-cell table:style-name="ce5" table:formula="of:=[.$G$7]*[.P16]+[.$G$6]*[.O16]+[.$G$5]" office:value-type="float" office:value="10.8409806" calcext:value-type="float">
            <text:p>1.08E+01</text:p>
          </table:table-cell>
          <table:table-cell table:style-name="ce5" table:formula="of:=[.$J$5]*[.P16]" office:value-type="float" office:value="14.4" calcext:value-type="float">
            <text:p>1.44E+01</text:p>
          </table:table-cell>
          <table:table-cell table:style-name="Default"/>
          <table:table-cell table:number-columns-repeated="16365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310" calcext:value-type="float">
            <text:p>310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table:style-name="ce34" table:formula="of:=[.G17]*[.G17]" office:value-type="float" office:value="102400000000" calcext:value-type="float">
            <text:p>1.02E+11</text:p>
          </table:table-cell>
          <table:table-cell table:style-name="ce14" table:formula="of:=[.$G$5]+[.$G$6]*[.G17]+[.$G$7]*[.H17]" office:value-type="float" office:value="311.2383922" calcext:value-type="float">
            <text:p>311.2</text:p>
          </table:table-cell>
          <table:table-cell table:formula="of:=[.I17]-[.E17]" office:value-type="float" office:value="1.23839220000002" calcext:value-type="float">
            <text:p>1.2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M17]^0" office:value-type="float" office:value="1" calcext:value-type="float">
            <text:p>1</text:p>
          </table:table-cell>
          <table:table-cell office:value-type="float" office:value="70000" calcext:value-type="float">
            <text:p>70000</text:p>
          </table:table-cell>
          <table:table-cell table:style-name="ce5" table:formula="of:=[.O17]*[.O17]" office:value-type="float" office:value="4900000000" calcext:value-type="float">
            <text:p>4.90E+09</text:p>
          </table:table-cell>
          <table:table-cell table:style-name="ce5" table:formula="of:=[.$G$7]*[.P17]+[.$G$6]*[.O17]+[.$G$5]" office:value-type="float" office:value="14.8078022" calcext:value-type="float">
            <text:p>1.48E+01</text:p>
          </table:table-cell>
          <table:table-cell table:style-name="ce5" table:formula="of:=[.$J$5]*[.P17]" office:value-type="float" office:value="19.6" calcext:value-type="float">
            <text:p>1.96E+01</text:p>
          </table:table-cell>
          <table:table-cell table:style-name="Default"/>
          <table:table-cell table:number-columns-repeated="16365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32" table:number-columns-repeated="2"/>
          <table:table-cell table:style-name="ce34"/>
          <table:table-cell table:style-name="Default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formula="of:=[.M18]^0"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table:style-name="ce5" table:formula="of:=[.O18]*[.O18]" office:value-type="float" office:value="6400000000" calcext:value-type="float">
            <text:p>6.40E+09</text:p>
          </table:table-cell>
          <table:table-cell table:style-name="ce5" table:formula="of:=[.$G$7]*[.P18]+[.$G$6]*[.O18]+[.$G$5]" office:value-type="float" office:value="19.3815778" calcext:value-type="float">
            <text:p>1.94E+01</text:p>
          </table:table-cell>
          <table:table-cell table:style-name="ce5" table:formula="of:=[.$J$5]*[.P18]" office:value-type="float" office:value="25.6" calcext:value-type="float">
            <text:p>2.56E+01</text:p>
          </table:table-cell>
          <table:table-cell table:style-name="Default"/>
          <table:table-cell table:number-columns-repeated="16365"/>
        </table:table-row>
        <table:table-row table:style-name="ro1">
          <table:table-cell>
            <draw:frame draw:z-index="0" draw:name="Chart 1" draw:style-name="gr1" svg:width="10.948in" svg:height="5.8386in" svg:x="0in" svg:y="0.0051in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/>
          <table:table-cell table:style-name="ce2"/>
          <table:table-cell table:number-columns-repeated="2"/>
          <table:table-cell table:style-name="ce32" table:number-columns-repeated="2"/>
          <table:table-cell table:style-name="ce34"/>
          <table:table-cell table:style-name="Default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formula="of:=[.M19]^0" office:value-type="float" office:value="1" calcext:value-type="float">
            <text:p>1</text:p>
          </table:table-cell>
          <table:table-cell office:value-type="float" office:value="90000" calcext:value-type="float">
            <text:p>90000</text:p>
          </table:table-cell>
          <table:table-cell table:style-name="ce5" table:formula="of:=[.O19]*[.O19]" office:value-type="float" office:value="8100000000" calcext:value-type="float">
            <text:p>8.10E+09</text:p>
          </table:table-cell>
          <table:table-cell table:style-name="ce5" table:formula="of:=[.$G$7]*[.P19]+[.$G$6]*[.O19]+[.$G$5]" office:value-type="float" office:value="24.5623074" calcext:value-type="float">
            <text:p>2.46E+01</text:p>
          </table:table-cell>
          <table:table-cell table:style-name="ce5" table:formula="of:=[.$J$5]*[.P19]" office:value-type="float" office:value="32.4" calcext:value-type="float">
            <text:p>3.24E+01</text:p>
          </table:table-cell>
          <table:table-cell table:style-name="Default"/>
          <table:table-cell table:number-columns-repeated="16365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32" table:number-columns-repeated="2"/>
          <table:table-cell table:style-name="ce34"/>
          <table:table-cell table:style-name="Default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formula="of:=[.M20]^0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style-name="ce5" table:formula="of:=[.O20]*[.O20]" office:value-type="float" office:value="10000000000" calcext:value-type="float">
            <text:p>1.00E+10</text:p>
          </table:table-cell>
          <table:table-cell table:style-name="ce5" table:formula="of:=[.$G$7]*[.P20]+[.$G$6]*[.O20]+[.$G$5]" office:value-type="float" office:value="30.349991" calcext:value-type="float">
            <text:p>3.03E+01</text:p>
          </table:table-cell>
          <table:table-cell table:style-name="ce5" table:formula="of:=[.$J$5]*[.P20]" office:value-type="float" office:value="40" calcext:value-type="float">
            <text:p>4.00E+01</text:p>
          </table:table-cell>
          <table:table-cell table:style-name="Default"/>
          <table:table-cell table:number-columns-repeated="16365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32" table:number-columns-repeated="3"/>
          <table:table-cell table:style-name="Default" table:number-columns-repeated="2"/>
          <table:table-cell table:number-columns-repeated="2"/>
          <table:table-cell office:value-type="float" office:value="10" calcext:value-type="float">
            <text:p>10</text:p>
          </table:table-cell>
          <table:table-cell table:formula="of:=[.M21]^0" office:value-type="float" office:value="1" calcext:value-type="float">
            <text:p>1</text:p>
          </table:table-cell>
          <table:table-cell office:value-type="float" office:value="110000" calcext:value-type="float">
            <text:p>110000</text:p>
          </table:table-cell>
          <table:table-cell table:style-name="ce5" table:formula="of:=[.O21]*[.O21]" office:value-type="float" office:value="12100000000" calcext:value-type="float">
            <text:p>1.21E+10</text:p>
          </table:table-cell>
          <table:table-cell table:style-name="ce5" table:formula="of:=[.$G$7]*[.P21]+[.$G$6]*[.O21]+[.$G$5]" office:value-type="float" office:value="36.7446286" calcext:value-type="float">
            <text:p>3.67E+01</text:p>
          </table:table-cell>
          <table:table-cell table:style-name="ce5" table:formula="of:=[.$J$5]*[.P21]" office:value-type="float" office:value="48.4" calcext:value-type="float">
            <text:p>4.84E+01</text:p>
          </table:table-cell>
          <table:table-cell table:style-name="Default"/>
          <table:table-cell table:number-columns-repeated="16365"/>
        </table:table-row>
        <table:table-row table:style-name="ro1">
          <table:table-cell table:number-columns-repeated="12"/>
          <table:table-cell office:value-type="float" office:value="11" calcext:value-type="float">
            <text:p>11</text:p>
          </table:table-cell>
          <table:table-cell table:formula="of:=[.M22]^0" office:value-type="float" office:value="1" calcext:value-type="float">
            <text:p>1</text:p>
          </table:table-cell>
          <table:table-cell office:value-type="float" office:value="120000" calcext:value-type="float">
            <text:p>120000</text:p>
          </table:table-cell>
          <table:table-cell table:style-name="ce5" table:formula="of:=[.O22]*[.O22]" office:value-type="float" office:value="14400000000" calcext:value-type="float">
            <text:p>1.44E+10</text:p>
          </table:table-cell>
          <table:table-cell table:style-name="ce5" table:formula="of:=[.$G$7]*[.P22]+[.$G$6]*[.O22]+[.$G$5]" office:value-type="float" office:value="43.7462202" calcext:value-type="float">
            <text:p>4.37E+01</text:p>
          </table:table-cell>
          <table:table-cell table:style-name="ce5" table:formula="of:=[.$J$5]*[.P22]" office:value-type="float" office:value="57.6" calcext:value-type="float">
            <text:p>5.76E+01</text:p>
          </table:table-cell>
          <table:table-cell table:style-name="Default"/>
          <table:table-cell table:number-columns-repeated="16365"/>
        </table:table-row>
        <table:table-row table:style-name="ro1">
          <table:table-cell table:number-columns-repeated="12"/>
          <table:table-cell office:value-type="float" office:value="12" calcext:value-type="float">
            <text:p>12</text:p>
          </table:table-cell>
          <table:table-cell table:formula="of:=[.M23]^0" office:value-type="float" office:value="1" calcext:value-type="float">
            <text:p>1</text:p>
          </table:table-cell>
          <table:table-cell office:value-type="float" office:value="130000" calcext:value-type="float">
            <text:p>130000</text:p>
          </table:table-cell>
          <table:table-cell table:style-name="ce5" table:formula="of:=[.O23]*[.O23]" office:value-type="float" office:value="16900000000" calcext:value-type="float">
            <text:p>1.69E+10</text:p>
          </table:table-cell>
          <table:table-cell table:style-name="ce5" table:formula="of:=[.$G$7]*[.P23]+[.$G$6]*[.O23]+[.$G$5]" office:value-type="float" office:value="51.3547658" calcext:value-type="float">
            <text:p>5.14E+01</text:p>
          </table:table-cell>
          <table:table-cell table:style-name="ce5" table:formula="of:=[.$J$5]*[.P23]" office:value-type="float" office:value="67.6" calcext:value-type="float">
            <text:p>6.76E+01</text:p>
          </table:table-cell>
          <table:table-cell table:style-name="Default"/>
          <table:table-cell table:number-columns-repeated="16365"/>
        </table:table-row>
        <table:table-row table:style-name="ro1">
          <table:table-cell table:number-columns-repeated="12"/>
          <table:table-cell office:value-type="float" office:value="13" calcext:value-type="float">
            <text:p>13</text:p>
          </table:table-cell>
          <table:table-cell table:formula="of:=[.M24]^0" office:value-type="float" office:value="1" calcext:value-type="float">
            <text:p>1</text:p>
          </table:table-cell>
          <table:table-cell office:value-type="float" office:value="140000" calcext:value-type="float">
            <text:p>140000</text:p>
          </table:table-cell>
          <table:table-cell table:style-name="ce5" table:formula="of:=[.O24]*[.O24]" office:value-type="float" office:value="19600000000" calcext:value-type="float">
            <text:p>1.96E+10</text:p>
          </table:table-cell>
          <table:table-cell table:style-name="ce5" table:formula="of:=[.$G$7]*[.P24]+[.$G$6]*[.O24]+[.$G$5]" office:value-type="float" office:value="59.5702654" calcext:value-type="float">
            <text:p>5.96E+01</text:p>
          </table:table-cell>
          <table:table-cell table:style-name="ce5" table:formula="of:=[.$J$5]*[.P24]" office:value-type="float" office:value="78.4" calcext:value-type="float">
            <text:p>7.84E+01</text:p>
          </table:table-cell>
          <table:table-cell table:style-name="Default"/>
          <table:table-cell table:number-columns-repeated="16365"/>
        </table:table-row>
        <table:table-row table:style-name="ro1">
          <table:table-cell table:number-columns-repeated="12"/>
          <table:table-cell office:value-type="float" office:value="14" calcext:value-type="float">
            <text:p>14</text:p>
          </table:table-cell>
          <table:table-cell table:formula="of:=[.M25]^0" office:value-type="float" office:value="1" calcext:value-type="float">
            <text:p>1</text:p>
          </table:table-cell>
          <table:table-cell office:value-type="float" office:value="150000" calcext:value-type="float">
            <text:p>150000</text:p>
          </table:table-cell>
          <table:table-cell table:style-name="ce5" table:formula="of:=[.O25]*[.O25]" office:value-type="float" office:value="22500000000" calcext:value-type="float">
            <text:p>2.25E+10</text:p>
          </table:table-cell>
          <table:table-cell table:style-name="ce5" table:formula="of:=[.$G$7]*[.P25]+[.$G$6]*[.O25]+[.$G$5]" office:value-type="float" office:value="68.392719" calcext:value-type="float">
            <text:p>6.84E+01</text:p>
          </table:table-cell>
          <table:table-cell table:style-name="ce5" table:formula="of:=[.$J$5]*[.P25]" office:value-type="float" office:value="90" calcext:value-type="float">
            <text:p>9.00E+01</text:p>
          </table:table-cell>
          <table:table-cell table:style-name="Default"/>
          <table:table-cell table:number-columns-repeated="16365"/>
        </table:table-row>
        <table:table-row table:style-name="ro1">
          <table:table-cell table:number-columns-repeated="12"/>
          <table:table-cell office:value-type="float" office:value="15" calcext:value-type="float">
            <text:p>15</text:p>
          </table:table-cell>
          <table:table-cell table:formula="of:=[.M26]^0"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 table:style-name="ce5" table:formula="of:=[.O26]*[.O26]" office:value-type="float" office:value="25600000000" calcext:value-type="float">
            <text:p>2.56E+10</text:p>
          </table:table-cell>
          <table:table-cell table:style-name="ce5" table:formula="of:=[.$G$7]*[.P26]+[.$G$6]*[.O26]+[.$G$5]" office:value-type="float" office:value="77.8221266" calcext:value-type="float">
            <text:p>7.78E+01</text:p>
          </table:table-cell>
          <table:table-cell table:style-name="ce5" table:formula="of:=[.$J$5]*[.P26]" office:value-type="float" office:value="102.4" calcext:value-type="float">
            <text:p>1.02E+02</text:p>
          </table:table-cell>
          <table:table-cell table:style-name="Default"/>
          <table:table-cell table:number-columns-repeated="16365"/>
        </table:table-row>
        <table:table-row table:style-name="ro1">
          <table:table-cell table:number-columns-repeated="12"/>
          <table:table-cell office:value-type="float" office:value="16" calcext:value-type="float">
            <text:p>16</text:p>
          </table:table-cell>
          <table:table-cell table:formula="of:=[.M27]^0" office:value-type="float" office:value="1" calcext:value-type="float">
            <text:p>1</text:p>
          </table:table-cell>
          <table:table-cell office:value-type="float" office:value="170000" calcext:value-type="float">
            <text:p>170000</text:p>
          </table:table-cell>
          <table:table-cell table:style-name="ce5" table:formula="of:=[.O27]*[.O27]" office:value-type="float" office:value="28900000000" calcext:value-type="float">
            <text:p>2.89E+10</text:p>
          </table:table-cell>
          <table:table-cell table:style-name="ce5" table:formula="of:=[.$G$7]*[.P27]+[.$G$6]*[.O27]+[.$G$5]" office:value-type="float" office:value="87.8584882" calcext:value-type="float">
            <text:p>8.79E+01</text:p>
          </table:table-cell>
          <table:table-cell table:style-name="ce5" table:formula="of:=[.$J$5]*[.P27]" office:value-type="float" office:value="115.6" calcext:value-type="float">
            <text:p>1.16E+02</text:p>
          </table:table-cell>
          <table:table-cell table:style-name="Default"/>
          <table:table-cell table:number-columns-repeated="16365"/>
        </table:table-row>
        <table:table-row table:style-name="ro1">
          <table:table-cell table:number-columns-repeated="12"/>
          <table:table-cell office:value-type="float" office:value="17" calcext:value-type="float">
            <text:p>17</text:p>
          </table:table-cell>
          <table:table-cell table:formula="of:=[.M28]^0" office:value-type="float" office:value="1" calcext:value-type="float">
            <text:p>1</text:p>
          </table:table-cell>
          <table:table-cell office:value-type="float" office:value="180000" calcext:value-type="float">
            <text:p>180000</text:p>
          </table:table-cell>
          <table:table-cell table:style-name="ce5" table:formula="of:=[.O28]*[.O28]" office:value-type="float" office:value="32400000000" calcext:value-type="float">
            <text:p>3.24E+10</text:p>
          </table:table-cell>
          <table:table-cell table:style-name="ce5" table:formula="of:=[.$G$7]*[.P28]+[.$G$6]*[.O28]+[.$G$5]" office:value-type="float" office:value="98.5018038" calcext:value-type="float">
            <text:p>9.85E+01</text:p>
          </table:table-cell>
          <table:table-cell table:style-name="ce5" table:formula="of:=[.$J$5]*[.P28]" office:value-type="float" office:value="129.6" calcext:value-type="float">
            <text:p>1.30E+02</text:p>
          </table:table-cell>
          <table:table-cell table:style-name="Default"/>
          <table:table-cell table:number-columns-repeated="16365"/>
        </table:table-row>
        <table:table-row table:style-name="ro1">
          <table:table-cell table:number-columns-repeated="12"/>
          <table:table-cell office:value-type="float" office:value="18" calcext:value-type="float">
            <text:p>18</text:p>
          </table:table-cell>
          <table:table-cell table:formula="of:=[.M29]^0" office:value-type="float" office:value="1" calcext:value-type="float">
            <text:p>1</text:p>
          </table:table-cell>
          <table:table-cell office:value-type="float" office:value="190000" calcext:value-type="float">
            <text:p>190000</text:p>
          </table:table-cell>
          <table:table-cell table:style-name="ce5" table:formula="of:=[.O29]*[.O29]" office:value-type="float" office:value="36100000000" calcext:value-type="float">
            <text:p>3.61E+10</text:p>
          </table:table-cell>
          <table:table-cell table:style-name="ce5" table:formula="of:=[.$G$7]*[.P29]+[.$G$6]*[.O29]+[.$G$5]" office:value-type="float" office:value="109.7520734" calcext:value-type="float">
            <text:p>1.10E+02</text:p>
          </table:table-cell>
          <table:table-cell table:style-name="ce5" table:formula="of:=[.$J$5]*[.P29]" office:value-type="float" office:value="144.4" calcext:value-type="float">
            <text:p>1.44E+02</text:p>
          </table:table-cell>
          <table:table-cell table:style-name="Default"/>
          <table:table-cell table:number-columns-repeated="16365"/>
        </table:table-row>
        <table:table-row table:style-name="ro1">
          <table:table-cell table:number-columns-repeated="12"/>
          <table:table-cell office:value-type="float" office:value="19" calcext:value-type="float">
            <text:p>19</text:p>
          </table:table-cell>
          <table:table-cell table:formula="of:=[.M30]^0" office:value-type="float" office:value="1" calcext:value-type="float">
            <text:p>1</text:p>
          </table:table-cell>
          <table:table-cell office:value-type="float" office:value="200000" calcext:value-type="float">
            <text:p>200000</text:p>
          </table:table-cell>
          <table:table-cell table:style-name="ce5" table:formula="of:=[.O30]*[.O30]" office:value-type="float" office:value="40000000000" calcext:value-type="float">
            <text:p>4.00E+10</text:p>
          </table:table-cell>
          <table:table-cell table:style-name="ce5" table:formula="of:=[.$G$7]*[.P30]+[.$G$6]*[.O30]+[.$G$5]" office:value-type="float" office:value="121.609297" calcext:value-type="float">
            <text:p>1.22E+02</text:p>
          </table:table-cell>
          <table:table-cell table:style-name="ce5" table:formula="of:=[.$J$5]*[.P30]" office:value-type="float" office:value="160" calcext:value-type="float">
            <text:p>1.60E+02</text:p>
          </table:table-cell>
          <table:table-cell table:style-name="Default"/>
          <table:table-cell table:number-columns-repeated="16365"/>
        </table:table-row>
        <table:table-row table:style-name="ro1">
          <table:table-cell table:number-columns-repeated="12"/>
          <table:table-cell office:value-type="float" office:value="20" calcext:value-type="float">
            <text:p>20</text:p>
          </table:table-cell>
          <table:table-cell table:formula="of:=[.M31]^0" office:value-type="float" office:value="1" calcext:value-type="float">
            <text:p>1</text:p>
          </table:table-cell>
          <table:table-cell office:value-type="float" office:value="210000" calcext:value-type="float">
            <text:p>210000</text:p>
          </table:table-cell>
          <table:table-cell table:style-name="ce5" table:formula="of:=[.O31]*[.O31]" office:value-type="float" office:value="44100000000" calcext:value-type="float">
            <text:p>4.41E+10</text:p>
          </table:table-cell>
          <table:table-cell table:style-name="ce5" table:formula="of:=[.$G$7]*[.P31]+[.$G$6]*[.O31]+[.$G$5]" office:value-type="float" office:value="134.0734746" calcext:value-type="float">
            <text:p>1.34E+02</text:p>
          </table:table-cell>
          <table:table-cell table:style-name="ce5" table:formula="of:=[.$J$5]*[.P31]" office:value-type="float" office:value="176.4" calcext:value-type="float">
            <text:p>1.76E+02</text:p>
          </table:table-cell>
          <table:table-cell table:style-name="Default"/>
          <table:table-cell table:number-columns-repeated="16365"/>
        </table:table-row>
        <table:table-row table:style-name="ro1">
          <table:table-cell table:number-columns-repeated="12"/>
          <table:table-cell office:value-type="float" office:value="21" calcext:value-type="float">
            <text:p>21</text:p>
          </table:table-cell>
          <table:table-cell table:formula="of:=[.M32]^0" office:value-type="float" office:value="1" calcext:value-type="float">
            <text:p>1</text:p>
          </table:table-cell>
          <table:table-cell office:value-type="float" office:value="220000" calcext:value-type="float">
            <text:p>220000</text:p>
          </table:table-cell>
          <table:table-cell table:style-name="ce5" table:formula="of:=[.O32]*[.O32]" office:value-type="float" office:value="48400000000" calcext:value-type="float">
            <text:p>4.84E+10</text:p>
          </table:table-cell>
          <table:table-cell table:style-name="ce5" table:formula="of:=[.$G$7]*[.P32]+[.$G$6]*[.O32]+[.$G$5]" office:value-type="float" office:value="147.1446062" calcext:value-type="float">
            <text:p>1.47E+02</text:p>
          </table:table-cell>
          <table:table-cell table:style-name="ce5" table:formula="of:=[.$J$5]*[.P32]" office:value-type="float" office:value="193.6" calcext:value-type="float">
            <text:p>1.94E+02</text:p>
          </table:table-cell>
          <table:table-cell table:style-name="Default"/>
          <table:table-cell table:number-columns-repeated="16365"/>
        </table:table-row>
        <table:table-row table:style-name="ro1">
          <table:table-cell table:number-columns-repeated="12"/>
          <table:table-cell office:value-type="float" office:value="22" calcext:value-type="float">
            <text:p>22</text:p>
          </table:table-cell>
          <table:table-cell table:formula="of:=[.M33]^0" office:value-type="float" office:value="1" calcext:value-type="float">
            <text:p>1</text:p>
          </table:table-cell>
          <table:table-cell office:value-type="float" office:value="230000" calcext:value-type="float">
            <text:p>230000</text:p>
          </table:table-cell>
          <table:table-cell table:style-name="ce5" table:formula="of:=[.O33]*[.O33]" office:value-type="float" office:value="52900000000" calcext:value-type="float">
            <text:p>5.29E+10</text:p>
          </table:table-cell>
          <table:table-cell table:style-name="ce5" table:formula="of:=[.$G$7]*[.P33]+[.$G$6]*[.O33]+[.$G$5]" office:value-type="float" office:value="160.8226918" calcext:value-type="float">
            <text:p>1.61E+02</text:p>
          </table:table-cell>
          <table:table-cell table:style-name="ce5" table:formula="of:=[.$J$5]*[.P33]" office:value-type="float" office:value="211.6" calcext:value-type="float">
            <text:p>2.12E+02</text:p>
          </table:table-cell>
          <table:table-cell table:style-name="Default"/>
          <table:table-cell table:number-columns-repeated="16365"/>
        </table:table-row>
        <table:table-row table:style-name="ro1">
          <table:table-cell table:number-columns-repeated="12"/>
          <table:table-cell office:value-type="float" office:value="23" calcext:value-type="float">
            <text:p>23</text:p>
          </table:table-cell>
          <table:table-cell table:formula="of:=[.M34]^0" office:value-type="float" office:value="1" calcext:value-type="float">
            <text:p>1</text:p>
          </table:table-cell>
          <table:table-cell office:value-type="float" office:value="240000" calcext:value-type="float">
            <text:p>240000</text:p>
          </table:table-cell>
          <table:table-cell table:style-name="ce5" table:formula="of:=[.O34]*[.O34]" office:value-type="float" office:value="57600000000" calcext:value-type="float">
            <text:p>5.76E+10</text:p>
          </table:table-cell>
          <table:table-cell table:style-name="ce5" table:formula="of:=[.$G$7]*[.P34]+[.$G$6]*[.O34]+[.$G$5]" office:value-type="float" office:value="175.1077314" calcext:value-type="float">
            <text:p>1.75E+02</text:p>
          </table:table-cell>
          <table:table-cell table:style-name="ce5" table:formula="of:=[.$J$5]*[.P34]" office:value-type="float" office:value="230.4" calcext:value-type="float">
            <text:p>2.30E+02</text:p>
          </table:table-cell>
          <table:table-cell table:style-name="Default"/>
          <table:table-cell table:number-columns-repeated="16365"/>
        </table:table-row>
        <table:table-row table:style-name="ro1">
          <table:table-cell table:number-columns-repeated="12"/>
          <table:table-cell office:value-type="float" office:value="24" calcext:value-type="float">
            <text:p>24</text:p>
          </table:table-cell>
          <table:table-cell table:formula="of:=[.M35]^0" office:value-type="float" office:value="1" calcext:value-type="float">
            <text:p>1</text:p>
          </table:table-cell>
          <table:table-cell office:value-type="float" office:value="250000" calcext:value-type="float">
            <text:p>250000</text:p>
          </table:table-cell>
          <table:table-cell table:style-name="ce5" table:formula="of:=[.O35]*[.O35]" office:value-type="float" office:value="62500000000" calcext:value-type="float">
            <text:p>6.25E+10</text:p>
          </table:table-cell>
          <table:table-cell table:style-name="ce5" table:formula="of:=[.$G$7]*[.P35]+[.$G$6]*[.O35]+[.$G$5]" office:value-type="float" office:value="189.999725" calcext:value-type="float">
            <text:p>1.90E+02</text:p>
          </table:table-cell>
          <table:table-cell table:style-name="ce5" table:formula="of:=[.$J$5]*[.P35]" office:value-type="float" office:value="250" calcext:value-type="float">
            <text:p>2.50E+02</text:p>
          </table:table-cell>
          <table:table-cell table:style-name="Default"/>
          <table:table-cell table:number-columns-repeated="16365"/>
        </table:table-row>
        <table:table-row table:style-name="ro1">
          <table:table-cell table:number-columns-repeated="12"/>
          <table:table-cell office:value-type="float" office:value="25" calcext:value-type="float">
            <text:p>25</text:p>
          </table:table-cell>
          <table:table-cell table:formula="of:=[.M36]^0" office:value-type="float" office:value="1" calcext:value-type="float">
            <text:p>1</text:p>
          </table:table-cell>
          <table:table-cell office:value-type="float" office:value="260000" calcext:value-type="float">
            <text:p>260000</text:p>
          </table:table-cell>
          <table:table-cell table:style-name="ce5" table:formula="of:=[.O36]*[.O36]" office:value-type="float" office:value="67600000000" calcext:value-type="float">
            <text:p>6.76E+10</text:p>
          </table:table-cell>
          <table:table-cell table:style-name="ce5" table:formula="of:=[.$G$7]*[.P36]+[.$G$6]*[.O36]+[.$G$5]" office:value-type="float" office:value="205.4986726" calcext:value-type="float">
            <text:p>2.05E+02</text:p>
          </table:table-cell>
          <table:table-cell table:style-name="ce5" table:formula="of:=[.$J$5]*[.P36]" office:value-type="float" office:value="270.4" calcext:value-type="float">
            <text:p>2.70E+02</text:p>
          </table:table-cell>
          <table:table-cell table:style-name="Default"/>
          <table:table-cell table:number-columns-repeated="16365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formula="of:=[.M37]^0" office:value-type="float" office:value="1" calcext:value-type="float">
            <text:p>1</text:p>
          </table:table-cell>
          <table:table-cell office:value-type="float" office:value="270000" calcext:value-type="float">
            <text:p>270000</text:p>
          </table:table-cell>
          <table:table-cell table:style-name="ce5" table:formula="of:=[.O37]*[.O37]" office:value-type="float" office:value="72900000000" calcext:value-type="float">
            <text:p>7.29E+10</text:p>
          </table:table-cell>
          <table:table-cell table:style-name="ce5" table:formula="of:=[.$G$7]*[.P37]+[.$G$6]*[.O37]+[.$G$5]" office:value-type="float" office:value="221.6045742" calcext:value-type="float">
            <text:p>2.22E+02</text:p>
          </table:table-cell>
          <table:table-cell table:style-name="ce5" table:formula="of:=[.$J$5]*[.P37]" office:value-type="float" office:value="291.6" calcext:value-type="float">
            <text:p>2.92E+02</text:p>
          </table:table-cell>
          <table:table-cell table:style-name="Default"/>
          <table:table-cell table:number-columns-repeated="16365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formula="of:=[.M38]^0" office:value-type="float" office:value="1" calcext:value-type="float">
            <text:p>1</text:p>
          </table:table-cell>
          <table:table-cell office:value-type="float" office:value="280000" calcext:value-type="float">
            <text:p>280000</text:p>
          </table:table-cell>
          <table:table-cell table:style-name="ce5" table:formula="of:=[.O38]*[.O38]" office:value-type="float" office:value="78400000000" calcext:value-type="float">
            <text:p>7.84E+10</text:p>
          </table:table-cell>
          <table:table-cell table:style-name="ce5" table:formula="of:=[.$G$7]*[.P38]+[.$G$6]*[.O38]+[.$G$5]" office:value-type="float" office:value="238.3174298" calcext:value-type="float">
            <text:p>2.38E+02</text:p>
          </table:table-cell>
          <table:table-cell table:style-name="ce5" table:formula="of:=[.$J$5]*[.P38]" office:value-type="float" office:value="313.6" calcext:value-type="float">
            <text:p>3.14E+02</text:p>
          </table:table-cell>
          <table:table-cell table:style-name="Default"/>
          <table:table-cell table:number-columns-repeated="16365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formula="of:=[.M39]^0" office:value-type="float" office:value="1" calcext:value-type="float">
            <text:p>1</text:p>
          </table:table-cell>
          <table:table-cell office:value-type="float" office:value="290000" calcext:value-type="float">
            <text:p>290000</text:p>
          </table:table-cell>
          <table:table-cell table:style-name="ce5" table:formula="of:=[.O39]*[.O39]" office:value-type="float" office:value="84100000000" calcext:value-type="float">
            <text:p>8.41E+10</text:p>
          </table:table-cell>
          <table:table-cell table:style-name="ce5" table:formula="of:=[.$G$7]*[.P39]+[.$G$6]*[.O39]+[.$G$5]" office:value-type="float" office:value="255.6372394" calcext:value-type="float">
            <text:p>2.56E+02</text:p>
          </table:table-cell>
          <table:table-cell table:style-name="ce5" table:formula="of:=[.$J$5]*[.P39]" office:value-type="float" office:value="336.4" calcext:value-type="float">
            <text:p>3.36E+02</text:p>
          </table:table-cell>
          <table:table-cell table:style-name="Default"/>
          <table:table-cell table:number-columns-repeated="16365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formula="of:=[.M40]^0"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 table:style-name="ce5" table:formula="of:=[.O40]*[.O40]" office:value-type="float" office:value="90000000000" calcext:value-type="float">
            <text:p>9.00E+10</text:p>
          </table:table-cell>
          <table:table-cell table:style-name="ce5" table:formula="of:=[.$G$7]*[.P40]+[.$G$6]*[.O40]+[.$G$5]" office:value-type="float" office:value="273.564003" calcext:value-type="float">
            <text:p>2.74E+02</text:p>
          </table:table-cell>
          <table:table-cell table:style-name="ce5" table:formula="of:=[.$J$5]*[.P40]" office:value-type="float" office:value="360" calcext:value-type="float">
            <text:p>3.60E+02</text:p>
          </table:table-cell>
          <table:table-cell table:style-name="Default"/>
          <table:table-cell table:number-columns-repeated="16365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formula="of:=[.M41]^0" office:value-type="float" office:value="1" calcext:value-type="float">
            <text:p>1</text:p>
          </table:table-cell>
          <table:table-cell office:value-type="float" office:value="310000" calcext:value-type="float">
            <text:p>310000</text:p>
          </table:table-cell>
          <table:table-cell table:style-name="ce5" table:formula="of:=[.O41]*[.O41]" office:value-type="float" office:value="96100000000" calcext:value-type="float">
            <text:p>9.61E+10</text:p>
          </table:table-cell>
          <table:table-cell table:style-name="ce5" table:formula="of:=[.$G$7]*[.P41]+[.$G$6]*[.O41]+[.$G$5]" office:value-type="float" office:value="292.0977206" calcext:value-type="float">
            <text:p>2.92E+02</text:p>
          </table:table-cell>
          <table:table-cell table:style-name="ce5" table:formula="of:=[.$J$5]*[.P41]" office:value-type="float" office:value="384.4" calcext:value-type="float">
            <text:p>3.84E+02</text:p>
          </table:table-cell>
          <table:table-cell table:style-name="Default"/>
          <table:table-cell table:number-columns-repeated="16365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formula="of:=[.M42]^0" office:value-type="float" office:value="1" calcext:value-type="float">
            <text:p>1</text:p>
          </table:table-cell>
          <table:table-cell office:value-type="float" office:value="320000" calcext:value-type="float">
            <text:p>320000</text:p>
          </table:table-cell>
          <table:table-cell table:style-name="ce5" table:formula="of:=[.O42]*[.O42]" office:value-type="float" office:value="102400000000" calcext:value-type="float">
            <text:p>1.02E+11</text:p>
          </table:table-cell>
          <table:table-cell table:style-name="ce5" table:formula="of:=[.$G$7]*[.P42]+[.$G$6]*[.O42]+[.$G$5]" office:value-type="float" office:value="311.2383922" calcext:value-type="float">
            <text:p>3.11E+02</text:p>
          </table:table-cell>
          <table:table-cell table:style-name="ce5" table:formula="of:=[.$J$5]*[.P42]" office:value-type="float" office:value="409.6" calcext:value-type="float">
            <text:p>4.10E+02</text:p>
          </table:table-cell>
          <table:table-cell table:style-name="Default"/>
          <table:table-cell table:number-columns-repeated="16365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6365"/>
        </table:table-row>
        <table:table-row table:style-name="ro1" table:number-rows-repeated="26">
          <table:table-cell table:number-columns-repeated="18"/>
          <table:table-cell table:style-name="Default"/>
          <table:table-cell table:number-columns-repeated="16365"/>
        </table:table-row>
        <table:table-row table:style-name="ro1" table:number-rows-repeated="104850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Operational_MarkSort" table:style-name="ta2">
        <table:table-column table:style-name="co1" table:number-columns-repeated="4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3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1009" table:default-cell-style-name="ce1"/>
        <table:table-column table:style-name="co4" table:number-columns-repeated="15359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Operational: <text:s/>Mark Sort Algorithm</text:p>
          </table:table-cell>
          <table:table-cell table:number-columns-repeated="16377"/>
        </table:table-row>
        <table:table-row table:style-name="ro1">
          <table:table-cell table:number-columns-repeated="15"/>
          <table:table-cell table:style-name="Default" table:number-columns-repeated="2"/>
          <table:table-cell table:number-columns-repeated="16367"/>
        </table:table-row>
        <table:table-row table:style-name="ro1">
          <table:table-cell table:number-columns-repeated="4"/>
          <table:table-cell office:value-type="string" calcext:value-type="string">
            <text:p>C0 =</text:p>
          </table:table-cell>
          <table:table-cell office:value-type="float" office:value="7087.71" calcext:value-type="float">
            <text:p>7087.7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calcext:value-type="string">
            <text:p>C1 =</text:p>
          </table:table-cell>
          <table:table-cell office:value-type="float" office:value="-46.8807" calcext:value-type="float">
            <text:p>-46.88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calcext:value-type="string">
            <text:p>C2 =</text:p>
          </table:table-cell>
          <table:table-cell office:value-type="float" office:value="5.06071" calcext:value-type="float">
            <text:p>5.06071</text:p>
          </table:table-cell>
          <table:table-cell table:number-columns-repeated="4"/>
          <table:table-cell table:style-name="ce4"/>
          <table:table-cell/>
          <table:table-cell table:style-name="ce2"/>
          <table:table-cell table:number-columns-repeated="16371"/>
        </table:table-row>
        <table:table-row table:style-name="ro1">
          <table:table-cell table:number-columns-repeated="10"/>
          <table:table-cell table:style-name="ce2"/>
          <table:table-cell/>
          <table:table-cell table:style-name="ce2" table:number-columns-repeated="6"/>
          <table:table-cell table:number-columns-repeated="16366"/>
        </table:table-row>
        <table:table-row table:style-name="ro1">
          <table:table-cell table:style-name="ce2" table:number-columns-repeated="3"/>
          <table:table-cell table:style-name="Default"/>
          <table:table-cell/>
          <table:table-cell table:style-name="ce2" table:number-columns-repeated="2"/>
          <table:table-cell table:style-name="Default"/>
          <table:table-cell table:number-columns-repeated="2"/>
          <table:table-cell table:style-name="ce2"/>
          <table:table-cell table:style-name="ce17" table:number-columns-repeated="2"/>
          <table:table-cell table:style-name="ce2" table:number-columns-repeated="5"/>
          <table:table-cell/>
          <table:table-cell table:style-name="ce2" table:number-columns-repeated="16365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2"/>
          <table:table-cell table:style-name="Default" office:value-type="string" calcext:value-type="string">
            <text:p><text:s/>C'''g(N^2):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style-name="Default"/>
          <table:table-cell table:style-name="ce2" office:value-type="string" calcext:value-type="string">
            <text:p>Big O</text:p>
          </table:table-cell>
          <table:table-cell table:style-name="ce20"/>
          <table:table-cell table:style-name="ce2"/>
          <table:table-cell table:number-columns-repeated="16365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Sum OPS</text:p>
          </table:table-cell>
          <table:table-cell office:value-type="string" calcext:value-type="string">
            <text:p>N^0</text:p>
          </table:table-cell>
          <table:table-cell table:style-name="ce2" office:value-type="string" calcext:value-type="string">
            <text:p>N^1</text:p>
          </table:table-cell>
          <table:table-cell table:style-name="ce2" office:value-type="string" calcext:value-type="string">
            <text:p>N^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viation</text:p>
          </table:table-cell>
          <table:table-cell table:number-columns-repeated="2"/>
          <table:table-cell table:style-name="Default"/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^1</text:p>
          </table:table-cell>
          <table:table-cell table:style-name="ce2" office:value-type="string" calcext:value-type="string">
            <text:p>N^2</text:p>
          </table:table-cell>
          <table:table-cell table:style-name="ce2" office:value-type="string" calcext:value-type="string">
            <text:p>Time (sec)</text:p>
          </table:table-cell>
          <table:table-cell table:style-name="ce2" office:value-type="string" calcext:value-type="string">
            <text:p>C'''g(N^2)</text:p>
          </table:table-cell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50073" calcext:value-type="float">
            <text:p>5007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[.F11]*[.F11]" office:value-type="float" office:value="10000" calcext:value-type="float">
            <text:p>10000</text:p>
          </table:table-cell>
          <table:table-cell table:formula="of:=[.$F$4]+[.$F$5]*[.F11]+[.$F$6]*[.G11]" office:value-type="float" office:value="53006.74" calcext:value-type="float">
            <text:p>53006.74</text:p>
          </table:table-cell>
          <table:table-cell table:formula="of:=[.D11]-[.H11]" office:value-type="float" office:value="-2933.74000000001" calcext:value-type="float">
            <text:p>-2933.74000000001</text:p>
          </table:table-cell>
          <table:table-cell table:number-columns-repeated="2"/>
          <table:table-cell table:style-name="Default"/>
          <table:table-cell table:style-name="ce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N11]*[.N11]" office:value-type="float" office:value="1000000" calcext:value-type="float">
            <text:p>1000000</text:p>
          </table:table-cell>
          <table:table-cell table:style-name="ce5" table:formula="of:=[.$F$6]*[.O11]+[.$F$5]*[.N11]+[.$F$4]" office:value-type="float" office:value="5020917.01" calcext:value-type="float">
            <text:p>5.02E+06</text:p>
          </table:table-cell>
          <table:table-cell table:style-name="ce5" table:formula="of:=[.$M$9]*[.O11]" office:value-type="float" office:value="6000000" calcext:value-type="float">
            <text:p>6.00E+06</text:p>
          </table:table-cell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4269" calcext:value-type="float">
            <text:p>20426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formula="of:=[.F12]*[.F12]" office:value-type="float" office:value="40000" calcext:value-type="float">
            <text:p>40000</text:p>
          </table:table-cell>
          <table:table-cell table:formula="of:=[.$F$4]+[.$F$5]*[.F12]+[.$F$6]*[.G12]" office:value-type="float" office:value="200139.97" calcext:value-type="float">
            <text:p>200139.97</text:p>
          </table:table-cell>
          <table:table-cell table:formula="of:=[.D12]-[.H12]" office:value-type="float" office:value="4129.02999999997" calcext:value-type="float">
            <text:p>4129.02999999997</text:p>
          </table:table-cell>
          <table:table-cell table:number-columns-repeated="2"/>
          <table:table-cell table:style-name="Default"/>
          <table:table-cell table:style-name="ce2"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formula="of:=[.N12]*[.N12]" office:value-type="float" office:value="4000000" calcext:value-type="float">
            <text:p>4000000</text:p>
          </table:table-cell>
          <table:table-cell table:style-name="ce5" table:formula="of:=[.$F$6]*[.O12]+[.$F$5]*[.N12]+[.$F$4]" office:value-type="float" office:value="20156166.31" calcext:value-type="float">
            <text:p>2.02E+07</text:p>
          </table:table-cell>
          <table:table-cell table:style-name="ce5" table:formula="of:=[.$M$9]*[.O12]" office:value-type="float" office:value="24000000" calcext:value-type="float">
            <text:p>2.40E+07</text:p>
          </table:table-cell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 table:style-name="ce2" office:value-type="float" office:value="3" calcext:value-type="float">
            <text:p>3</text:p>
          </table:table-cell>
          <table:table-cell table:style-name="ce2" office:value-type="float" office:value="808253" calcext:value-type="float">
            <text:p>80825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00" calcext:value-type="float">
            <text:p>400</text:p>
          </table:table-cell>
          <table:table-cell table:style-name="ce2" table:formula="of:=[.F13]*[.F13]" office:value-type="float" office:value="160000" calcext:value-type="float">
            <text:p>160000</text:p>
          </table:table-cell>
          <table:table-cell table:formula="of:=[.$F$4]+[.$F$5]*[.F13]+[.$F$6]*[.G13]" office:value-type="float" office:value="798049.03" calcext:value-type="float">
            <text:p>798049.03</text:p>
          </table:table-cell>
          <table:table-cell table:formula="of:=[.D13]-[.H13]" office:value-type="float" office:value="10203.9699999999" calcext:value-type="float">
            <text:p>10203.9699999999</text:p>
          </table:table-cell>
          <table:table-cell table:number-columns-repeated="2"/>
          <table:table-cell table:style-name="Default"/>
          <table:table-cell table:style-name="ce2"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N13]*[.N13]" office:value-type="float" office:value="9000000" calcext:value-type="float">
            <text:p>9000000</text:p>
          </table:table-cell>
          <table:table-cell table:style-name="ce5" table:formula="of:=[.$F$6]*[.O13]+[.$F$5]*[.N13]+[.$F$4]" office:value-type="float" office:value="45412835.61" calcext:value-type="float">
            <text:p>4.54E+07</text:p>
          </table:table-cell>
          <table:table-cell table:style-name="ce5" table:formula="of:=[.$M$9]*[.O13]" office:value-type="float" office:value="54000000" calcext:value-type="float">
            <text:p>5.40E+07</text:p>
          </table:table-cell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 table:style-name="ce2" office:value-type="float" office:value="4" calcext:value-type="float">
            <text:p>4</text:p>
          </table:table-cell>
          <table:table-cell table:style-name="ce2" office:value-type="float" office:value="3198821" calcext:value-type="float">
            <text:p>319882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00" calcext:value-type="float">
            <text:p>800</text:p>
          </table:table-cell>
          <table:table-cell table:style-name="ce2" table:formula="of:=[.F14]*[.F14]" office:value-type="float" office:value="640000" calcext:value-type="float">
            <text:p>640000</text:p>
          </table:table-cell>
          <table:table-cell table:formula="of:=[.$F$4]+[.$F$5]*[.F14]+[.$F$6]*[.G14]" office:value-type="float" office:value="3208437.55" calcext:value-type="float">
            <text:p>3208437.55</text:p>
          </table:table-cell>
          <table:table-cell table:formula="of:=[.D14]-[.H14]" office:value-type="float" office:value="-9616.55000000028" calcext:value-type="float">
            <text:p>-9616.55000000028</text:p>
          </table:table-cell>
          <table:table-cell table:number-columns-repeated="2"/>
          <table:table-cell table:style-name="Default"/>
          <table:table-cell table:style-name="ce2"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table:formula="of:=[.N14]*[.N14]" office:value-type="float" office:value="16000000" calcext:value-type="float">
            <text:p>16000000</text:p>
          </table:table-cell>
          <table:table-cell table:style-name="ce5" table:formula="of:=[.$F$6]*[.O14]+[.$F$5]*[.N14]+[.$F$4]" office:value-type="float" office:value="80790924.91" calcext:value-type="float">
            <text:p>8.08E+07</text:p>
          </table:table-cell>
          <table:table-cell table:style-name="ce5" table:formula="of:=[.$M$9]*[.O14]" office:value-type="float" office:value="96000000" calcext:value-type="float">
            <text:p>9.60E+07</text:p>
          </table:table-cell>
          <table:table-cell table:style-name="Default"/>
          <table:table-cell table:number-columns-repeated="16366"/>
        </table:table-row>
        <table:table-row table:style-name="ro1">
          <table:table-cell/>
          <table:table-cell table:style-name="Default"/>
          <table:table-cell table:style-name="ce2" office:value-type="float" office:value="5" calcext:value-type="float">
            <text:p>5</text:p>
          </table:table-cell>
          <table:table-cell table:style-name="ce2" office:value-type="float" office:value="3634767" calcext:value-type="float">
            <text:p>3634767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1600" calcext:value-type="float">
            <text:p>1600</text:p>
          </table:table-cell>
          <table:table-cell table:style-name="ce2" table:formula="of:=[.F15]*[.F15]" office:value-type="float" office:value="2560000" calcext:value-type="float">
            <text:p>2560000</text:p>
          </table:table-cell>
          <table:table-cell table:formula="of:=[.$F$4]+[.$F$5]*[.F15]+[.$F$6]*[.G15]" office:value-type="float" office:value="12887496.19" calcext:value-type="float">
            <text:p>12887496.19</text:p>
          </table:table-cell>
          <table:table-cell table:formula="of:=[.D15]-[.H15]" office:value-type="float" office:value="-9252729.19" calcext:value-type="float">
            <text:p>-9252729.19</text:p>
          </table:table-cell>
          <table:table-cell table:number-columns-repeated="2"/>
          <table:table-cell table:style-name="Default"/>
          <table:table-cell table:style-name="ce2"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table:formula="of:=[.N15]*[.N15]" office:value-type="float" office:value="25000000" calcext:value-type="float">
            <text:p>25000000</text:p>
          </table:table-cell>
          <table:table-cell table:style-name="ce5" table:formula="of:=[.$F$6]*[.O15]+[.$F$5]*[.N15]+[.$F$4]" office:value-type="float" office:value="126290434.21" calcext:value-type="float">
            <text:p>1.26E+08</text:p>
          </table:table-cell>
          <table:table-cell table:style-name="ce5" table:formula="of:=[.$M$9]*[.O15]" office:value-type="float" office:value="150000000" calcext:value-type="float">
            <text:p>1.50E+08</text:p>
          </table:table-cell>
          <table:table-cell table:style-name="Default"/>
          <table:table-cell table:number-columns-repeated="16366"/>
        </table:table-row>
        <table:table-row table:style-name="ro1">
          <table:table-cell>
            <draw:frame draw:z-index="0" draw:name="Chart 1" draw:style-name="gr1" svg:width="10.5035in" svg:height="6.3988in" svg:x="0.263in" svg:y="0.2067in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"/>
          <table:table-cell table:style-name="Default"/>
          <table:table-cell table:style-name="ce41"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table:formula="of:=[.N16]*[.N16]" office:value-type="float" office:value="36000000" calcext:value-type="float">
            <text:p>36000000</text:p>
          </table:table-cell>
          <table:table-cell table:style-name="ce5" table:formula="of:=[.$F$6]*[.O16]+[.$F$5]*[.N16]+[.$F$4]" office:value-type="float" office:value="181911363.51" calcext:value-type="float">
            <text:p>1.82E+08</text:p>
          </table:table-cell>
          <table:table-cell table:style-name="ce5" table:formula="of:=[.$M$9]*[.O16]" office:value-type="float" office:value="216000000" calcext:value-type="float">
            <text:p>2.16E+08</text:p>
          </table:table-cell>
          <table:table-cell table:style-name="Default"/>
          <table:table-cell table:number-columns-repeated="16366"/>
        </table:table-row>
        <table:table-row table:style-name="ro1">
          <table:table-cell table:number-columns-repeated="11"/>
          <table:table-cell table:style-name="Default"/>
          <table:table-cell table:style-name="ce41" office:value-type="float" office:value="7" calcext:value-type="float">
            <text:p>7</text:p>
          </table:table-cell>
          <table:table-cell office:value-type="float" office:value="7000" calcext:value-type="float">
            <text:p>7000</text:p>
          </table:table-cell>
          <table:table-cell table:formula="of:=[.N17]*[.N17]" office:value-type="float" office:value="49000000" calcext:value-type="float">
            <text:p>49000000</text:p>
          </table:table-cell>
          <table:table-cell table:style-name="ce5" table:formula="of:=[.$F$6]*[.O17]+[.$F$5]*[.N17]+[.$F$4]" office:value-type="float" office:value="247653712.81" calcext:value-type="float">
            <text:p>2.48E+08</text:p>
          </table:table-cell>
          <table:table-cell table:style-name="ce5" table:formula="of:=[.$M$9]*[.O17]" office:value-type="float" office:value="294000000" calcext:value-type="float">
            <text:p>2.94E+08</text:p>
          </table:table-cell>
          <table:table-cell table:style-name="Default"/>
          <table:table-cell table:number-columns-repeated="16366"/>
        </table:table-row>
        <table:table-row table:style-name="ro1">
          <table:table-cell table:number-columns-repeated="11"/>
          <table:table-cell table:style-name="Default"/>
          <table:table-cell table:style-name="ce41"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table:formula="of:=[.N18]*[.N18]" office:value-type="float" office:value="64000000" calcext:value-type="float">
            <text:p>64000000</text:p>
          </table:table-cell>
          <table:table-cell table:style-name="ce5" table:formula="of:=[.$F$6]*[.O18]+[.$F$5]*[.N18]+[.$F$4]" office:value-type="float" office:value="323517482.11" calcext:value-type="float">
            <text:p>3.24E+08</text:p>
          </table:table-cell>
          <table:table-cell table:style-name="ce5" table:formula="of:=[.$M$9]*[.O18]" office:value-type="float" office:value="384000000" calcext:value-type="float">
            <text:p>3.84E+08</text:p>
          </table:table-cell>
          <table:table-cell table:style-name="Default"/>
          <table:table-cell table:number-columns-repeated="16366"/>
        </table:table-row>
        <table:table-row table:style-name="ro1">
          <table:table-cell table:number-columns-repeated="11"/>
          <table:table-cell table:style-name="Default"/>
          <table:table-cell table:style-name="ce41" office:value-type="float" office:value="8" calcext:value-type="float">
            <text:p>8</text:p>
          </table:table-cell>
          <table:table-cell office:value-type="float" office:value="9000" calcext:value-type="float">
            <text:p>9000</text:p>
          </table:table-cell>
          <table:table-cell table:formula="of:=[.N19]*[.N19]" office:value-type="float" office:value="81000000" calcext:value-type="float">
            <text:p>81000000</text:p>
          </table:table-cell>
          <table:table-cell table:style-name="ce5" table:formula="of:=[.$F$6]*[.O19]+[.$F$5]*[.N19]+[.$F$4]" office:value-type="float" office:value="409502671.41" calcext:value-type="float">
            <text:p>4.10E+08</text:p>
          </table:table-cell>
          <table:table-cell table:style-name="ce5" table:formula="of:=[.$M$9]*[.O19]" office:value-type="float" office:value="486000000" calcext:value-type="float">
            <text:p>4.86E+08</text:p>
          </table:table-cell>
          <table:table-cell table:style-name="Default"/>
          <table:table-cell table:number-columns-repeated="16366"/>
        </table:table-row>
        <table:table-row table:style-name="ro1">
          <table:table-cell table:number-columns-repeated="11"/>
          <table:table-cell table:style-name="Default"/>
          <table:table-cell table:style-name="ce41"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formula="of:=[.N20]*[.N20]" office:value-type="float" office:value="100000000" calcext:value-type="float">
            <text:p>100000000</text:p>
          </table:table-cell>
          <table:table-cell table:style-name="ce5" table:formula="of:=[.$F$6]*[.O20]+[.$F$5]*[.N20]+[.$F$4]" office:value-type="float" office:value="505609280.71" calcext:value-type="float">
            <text:p>5.06E+08</text:p>
          </table:table-cell>
          <table:table-cell table:style-name="ce5" table:formula="of:=[.$M$9]*[.O20]" office:value-type="float" office:value="600000000" calcext:value-type="float">
            <text:p>6.00E+08</text:p>
          </table:table-cell>
          <table:table-cell table:style-name="Default"/>
          <table:table-cell table:number-columns-repeated="16366"/>
        </table:table-row>
        <table:table-row table:style-name="ro1">
          <table:table-cell table:number-columns-repeated="11"/>
          <table:table-cell table:style-name="Default"/>
          <table:table-cell table:style-name="ce41" office:value-type="float" office:value="11" calcext:value-type="float">
            <text:p>11</text:p>
          </table:table-cell>
          <table:table-cell office:value-type="float" office:value="11000" calcext:value-type="float">
            <text:p>11000</text:p>
          </table:table-cell>
          <table:table-cell table:formula="of:=[.N21]*[.N21]" office:value-type="float" office:value="121000000" calcext:value-type="float">
            <text:p>121000000</text:p>
          </table:table-cell>
          <table:table-cell table:style-name="ce5" table:formula="of:=[.$F$6]*[.O21]+[.$F$5]*[.N21]+[.$F$4]" office:value-type="float" office:value="611837310.01" calcext:value-type="float">
            <text:p>6.12E+08</text:p>
          </table:table-cell>
          <table:table-cell table:style-name="ce5" table:formula="of:=[.$M$9]*[.O21]" office:value-type="float" office:value="726000000" calcext:value-type="float">
            <text:p>7.26E+08</text:p>
          </table:table-cell>
          <table:table-cell table:style-name="Default"/>
          <table:table-cell table:number-columns-repeated="16366"/>
        </table:table-row>
        <table:table-row table:style-name="ro1">
          <table:table-cell table:number-columns-repeated="11"/>
          <table:table-cell table:style-name="Default"/>
          <table:table-cell table:style-name="ce41" office:value-type="float" office:value="12" calcext:value-type="float">
            <text:p>12</text:p>
          </table:table-cell>
          <table:table-cell office:value-type="float" office:value="12000" calcext:value-type="float">
            <text:p>12000</text:p>
          </table:table-cell>
          <table:table-cell table:formula="of:=[.N22]*[.N22]" office:value-type="float" office:value="144000000" calcext:value-type="float">
            <text:p>144000000</text:p>
          </table:table-cell>
          <table:table-cell table:style-name="ce5" table:formula="of:=[.$F$6]*[.O22]+[.$F$5]*[.N22]+[.$F$4]" office:value-type="float" office:value="728186759.31" calcext:value-type="float">
            <text:p>7.28E+08</text:p>
          </table:table-cell>
          <table:table-cell table:style-name="ce5" table:formula="of:=[.$M$9]*[.O22]" office:value-type="float" office:value="864000000" calcext:value-type="float">
            <text:p>8.64E+08</text:p>
          </table:table-cell>
          <table:table-cell table:style-name="Default"/>
          <table:table-cell table:number-columns-repeated="16366"/>
        </table:table-row>
        <table:table-row table:style-name="ro1">
          <table:table-cell table:number-columns-repeated="11"/>
          <table:table-cell table:style-name="Default"/>
          <table:table-cell table:style-name="ce41" office:value-type="float" office:value="13" calcext:value-type="float">
            <text:p>13</text:p>
          </table:table-cell>
          <table:table-cell office:value-type="float" office:value="13000" calcext:value-type="float">
            <text:p>13000</text:p>
          </table:table-cell>
          <table:table-cell table:formula="of:=[.N23]*[.N23]" office:value-type="float" office:value="169000000" calcext:value-type="float">
            <text:p>169000000</text:p>
          </table:table-cell>
          <table:table-cell table:style-name="ce5" table:formula="of:=[.$F$6]*[.O23]+[.$F$5]*[.N23]+[.$F$4]" office:value-type="float" office:value="854657628.61" calcext:value-type="float">
            <text:p>8.55E+08</text:p>
          </table:table-cell>
          <table:table-cell table:style-name="ce5" table:formula="of:=[.$M$9]*[.O23]" office:value-type="float" office:value="1014000000" calcext:value-type="float">
            <text:p>1.01E+09</text:p>
          </table:table-cell>
          <table:table-cell table:style-name="Default"/>
          <table:table-cell table:number-columns-repeated="16366"/>
        </table:table-row>
        <table:table-row table:style-name="ro1">
          <table:table-cell table:number-columns-repeated="11"/>
          <table:table-cell table:style-name="Default"/>
          <table:table-cell table:style-name="ce41" office:value-type="float" office:value="14" calcext:value-type="float">
            <text:p>14</text:p>
          </table:table-cell>
          <table:table-cell office:value-type="float" office:value="14000" calcext:value-type="float">
            <text:p>14000</text:p>
          </table:table-cell>
          <table:table-cell table:formula="of:=[.N24]*[.N24]" office:value-type="float" office:value="196000000" calcext:value-type="float">
            <text:p>196000000</text:p>
          </table:table-cell>
          <table:table-cell table:style-name="ce5" table:formula="of:=[.$F$6]*[.O24]+[.$F$5]*[.N24]+[.$F$4]" office:value-type="float" office:value="991249917.91" calcext:value-type="float">
            <text:p>9.91E+08</text:p>
          </table:table-cell>
          <table:table-cell table:style-name="ce5" table:formula="of:=[.$M$9]*[.O24]" office:value-type="float" office:value="1176000000" calcext:value-type="float">
            <text:p>1.18E+09</text:p>
          </table:table-cell>
          <table:table-cell table:style-name="Default"/>
          <table:table-cell table:number-columns-repeated="16366"/>
        </table:table-row>
        <table:table-row table:style-name="ro1">
          <table:table-cell table:number-columns-repeated="11"/>
          <table:table-cell table:style-name="Default"/>
          <table:table-cell table:style-name="ce41" office:value-type="float" office:value="15" calcext:value-type="float">
            <text:p>15</text:p>
          </table:table-cell>
          <table:table-cell office:value-type="float" office:value="15000" calcext:value-type="float">
            <text:p>15000</text:p>
          </table:table-cell>
          <table:table-cell table:formula="of:=[.N25]*[.N25]" office:value-type="float" office:value="225000000" calcext:value-type="float">
            <text:p>225000000</text:p>
          </table:table-cell>
          <table:table-cell table:style-name="ce5" table:formula="of:=[.$F$6]*[.O25]+[.$F$5]*[.N25]+[.$F$4]" office:value-type="float" office:value="1137963627.21" calcext:value-type="float">
            <text:p>1.14E+09</text:p>
          </table:table-cell>
          <table:table-cell table:style-name="ce5" table:formula="of:=[.$M$9]*[.O25]" office:value-type="float" office:value="1350000000" calcext:value-type="float">
            <text:p>1.35E+09</text:p>
          </table:table-cell>
          <table:table-cell table:style-name="Default"/>
          <table:table-cell table:number-columns-repeated="16366"/>
        </table:table-row>
        <table:table-row table:style-name="ro1">
          <table:table-cell table:number-columns-repeated="11"/>
          <table:table-cell table:style-name="Default"/>
          <table:table-cell table:style-name="ce41"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table:formula="of:=[.N26]*[.N26]" office:value-type="float" office:value="256000000" calcext:value-type="float">
            <text:p>256000000</text:p>
          </table:table-cell>
          <table:table-cell table:style-name="ce5" table:formula="of:=[.$F$6]*[.O26]+[.$F$5]*[.N26]+[.$F$4]" office:value-type="float" office:value="1294798756.51" calcext:value-type="float">
            <text:p>1.29E+09</text:p>
          </table:table-cell>
          <table:table-cell table:style-name="ce5" table:formula="of:=[.$M$9]*[.O26]" office:value-type="float" office:value="1536000000" calcext:value-type="float">
            <text:p>1.54E+09</text:p>
          </table:table-cell>
          <table:table-cell table:style-name="Default"/>
          <table:table-cell table:number-columns-repeated="16366"/>
        </table:table-row>
        <table:table-row table:style-name="ro1" table:number-rows-repeated="12">
          <table:table-cell table:number-columns-repeated="11"/>
          <table:table-cell table:style-name="Default" table:number-columns-repeated="2"/>
          <table:table-cell table:number-columns-repeated="4"/>
          <table:table-cell table:style-name="Default"/>
          <table:table-cell table:number-columns-repeated="16366"/>
        </table:table-row>
        <table:table-row table:style-name="ro1" table:number-rows-repeated="3">
          <table:table-cell table:number-columns-repeated="11"/>
          <table:table-cell table:style-name="Default"/>
          <table:table-cell table:style-name="ce2"/>
          <table:table-cell table:number-columns-repeated="4"/>
          <table:table-cell table:style-name="Default"/>
          <table:table-cell table:number-columns-repeated="16366"/>
        </table:table-row>
        <table:table-row table:style-name="ro1" table:number-rows-repeated="30">
          <table:table-cell table:number-columns-repeated="12"/>
          <table:table-cell table:style-name="ce2"/>
          <table:table-cell table:number-columns-repeated="16371"/>
        </table:table-row>
        <table:table-row table:style-name="ro1" table:number-rows-repeated="104850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29">
      <number:number number:decimal-places="1" number:min-decimal-places="1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/00/0000</text:date>, <text:time style:data-style-name="N2" text:time-value="13:19:05.3371456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MacOSX_X86_64 LibreOffice_project/db4def46b0453cc22e2d0305797cf981b68ef5ac</meta:generator>
    <meta:initial-creator>Mark Lehr</meta:initial-creator>
    <meta:creation-date>2020-09-23T19:12:23Z</meta:creation-date>
    <dc:date>2024-04-17T13:26:26.076843651</dc:date>
    <meta:editing-cycles>14</meta:editing-cycles>
    <meta:editing-duration>PT1H12M6S</meta:editing-duration>
    <meta:document-statistic meta:table-count="2" meta:cell-count="377" meta:object-count="2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ignor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158466" svg:stroke-linecap="round" draw:fill="none" draw:fill-color="#15846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38c3ff" svg:stroke-linecap="round" draw:fill="none" draw:fill-color="#38c3ff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7.809cm" svg:height="14.831cm" xlink:href="." xlink:type="simple" chart:class="chart:scatter" chart:style-name="ch1">
        <chart:title svg:x="12.292cm" svg:y="0.432cm" chart:style-name="ch2">
          <text:p>Time: Mark Sort</text:p>
        </chart:title>
        <chart:legend chart:legend-position="end" svg:x="25.757cm" svg:y="2.868cm" style:legend-expansion="custom" svg:width="1.89cm" svg:height="9.204cm" style:legend-expansion-aspect-ratio="0.205345501955671" chart:style-name="ch3"/>
        <chart:plot-area chart:style-name="ch4" chart:data-source-has-labels="both" svg:x="1.518cm" svg:y="1.473cm" svg:width="23.503cm" svg:height="12.13cm">
          <chart:coordinate-region svg:x="2.287cm" svg:y="1.659cm" svg:width="22.56cm" svg:height="11.324cm"/>
          <chart:axis chart:dimension="x" chart:name="primary-x" chart:style-name="ch5" chartooo:axis-type="auto">
            <chart:title svg:x="12.571cm" svg:y="13.9cm" chart:style-name="ch6">
              <text:p>Array Size</text:p>
            </chart:title>
            <chart:categories table:cell-range-address="local-table.$A$2:.$A$63"/>
            <chart:grid chart:style-name="ch7" chart:class="major"/>
          </chart:axis>
          <chart:axis chart:dimension="y" chart:name="primary-y" chart:style-name="ch8">
            <chart:title svg:x="0.451cm" svg:y="8.335cm" chart:style-name="ch9">
              <text:p>Time (Secs)</text:p>
            </chart:title>
            <chart:grid chart:style-name="ch7" chart:class="major"/>
          </chart:axis>
          <chart:series chart:style-name="ch10" chart:values-cell-range-address="local-table.$C$2:.$C$63" chart:label-cell-address="local-table.$C$1" chart:class="chart:scatter">
            <chart:domain table:cell-range-address="local-table.$B$2:.$B$63"/>
            <chart:data-point chart:repeated="62"/>
          </chart:series>
          <chart:series chart:style-name="ch11" chart:values-cell-range-address="local-table.$E$2:.$E$63" chart:label-cell-address="local-table.$E$1" chart:class="chart:scatter">
            <chart:domain table:cell-range-address="local-table.$D$2:.$D$63"/>
            <chart:data-point chart:repeated="6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urve Fit</text:p>
              </table:table-cell>
              <table:table-cell office:value-type="string">
                <text:p>Series3</text:p>
              </table:table-cell>
              <table:table-cell office:value-type="string">
                <text:p>C'''g(N^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432342">
                <text:p>1.0432342</text:p>
              </table:table-cell>
              <table:table-cell office:value-type="float" office:value="1">
                <text:p>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3686775">
                <text:p>1.73686775</text:p>
              </table:table-cell>
              <table:table-cell office:value-type="float" office:value="2">
                <text:p>2</text:p>
              </table:table-cell>
              <table:table-cell office:value-type="float" office:value="2.1875">
                <text:p>2.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5822398">
                <text:p>2.5822398</text:p>
              </table:table-cell>
              <table:table-cell office:value-type="float" office:value="3">
                <text:p>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7935035">
                <text:p>3.57935035</text:p>
              </table:table-cell>
              <table:table-cell office:value-type="float" office:value="4">
                <text:p>4</text:p>
              </table:table-cell>
              <table:table-cell office:value-type="float" office:value="4.2875">
                <text:p>4.2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7281994">
                <text:p>4.7281994</text:p>
              </table:table-cell>
              <table:table-cell office:value-type="float" office:value="5">
                <text:p>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02878695">
                <text:p>6.02878695</text:p>
              </table:table-cell>
              <table:table-cell office:value-type="float" office:value="6">
                <text:p>6</text:p>
              </table:table-cell>
              <table:table-cell office:value-type="float" office:value="7.0875">
                <text:p>7.0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481113">
                <text:p>7.481113</text:p>
              </table:table-cell>
              <table:table-cell office:value-type="float" office:value="7">
                <text:p>7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08517755">
                <text:p>9.08517755</text:p>
              </table:table-cell>
              <table:table-cell office:value-type="float" office:value="8">
                <text:p>8</text:p>
              </table:table-cell>
              <table:table-cell office:value-type="float" office:value="10.5875">
                <text:p>10.5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.8409806">
                <text:p>10.8409806</text:p>
              </table:table-cell>
              <table:table-cell office:value-type="float" office:value="9">
                <text:p>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.74852215">
                <text:p>12.74852215</text:p>
              </table:table-cell>
              <table:table-cell office:value-type="float" office:value="10">
                <text:p>10</text:p>
              </table:table-cell>
              <table:table-cell office:value-type="float" office:value="14.7875">
                <text:p>14.7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.8078022">
                <text:p>14.8078022</text:p>
              </table:table-cell>
              <table:table-cell office:value-type="float" office:value="11">
                <text:p>11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7.01882075">
                <text:p>17.01882075</text:p>
              </table:table-cell>
              <table:table-cell office:value-type="float" office:value="12">
                <text:p>12</text:p>
              </table:table-cell>
              <table:table-cell office:value-type="float" office:value="19.6875">
                <text:p>19.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9.3815778">
                <text:p>19.3815778</text:p>
              </table:table-cell>
              <table:table-cell office:value-type="float" office:value="13">
                <text:p>13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1.89607335">
                <text:p>21.89607335</text:p>
              </table:table-cell>
              <table:table-cell office:value-type="float" office:value="14">
                <text:p>14</text:p>
              </table:table-cell>
              <table:table-cell office:value-type="float" office:value="25.2875">
                <text:p>25.2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4.5623074">
                <text:p>24.5623074</text:p>
              </table:table-cell>
              <table:table-cell office:value-type="float" office:value="15">
                <text:p>15</text:p>
              </table:table-cell>
              <table:table-cell office:value-type="float" office:value="28.35">
                <text:p>28.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7.38027995">
                <text:p>27.38027995</text:p>
              </table:table-cell>
              <table:table-cell office:value-type="float" office:value="16">
                <text:p>16</text:p>
              </table:table-cell>
              <table:table-cell office:value-type="float" office:value="31.5875">
                <text:p>31.5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0.349991">
                <text:p>30.349991</text:p>
              </table:table-cell>
              <table:table-cell office:value-type="float" office:value="17">
                <text:p>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3.47144055">
                <text:p>33.47144055</text:p>
              </table:table-cell>
              <table:table-cell office:value-type="float" office:value="18">
                <text:p>18</text:p>
              </table:table-cell>
              <table:table-cell office:value-type="float" office:value="38.5875">
                <text:p>38.5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6.7446286">
                <text:p>36.7446286</text:p>
              </table:table-cell>
              <table:table-cell office:value-type="float" office:value="19">
                <text:p>19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0.16955515">
                <text:p>40.16955515</text:p>
              </table:table-cell>
              <table:table-cell office:value-type="float" office:value="20">
                <text:p>20</text:p>
              </table:table-cell>
              <table:table-cell office:value-type="float" office:value="46.2875">
                <text:p>46.2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3.7462202">
                <text:p>43.7462202</text:p>
              </table:table-cell>
              <table:table-cell office:value-type="float" office:value="21">
                <text:p>21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7.47462375">
                <text:p>47.47462375</text:p>
              </table:table-cell>
              <table:table-cell office:value-type="float" office:value="22">
                <text:p>22</text:p>
              </table:table-cell>
              <table:table-cell office:value-type="float" office:value="54.6875">
                <text:p>54.6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1.3547658">
                <text:p>51.3547658</text:p>
              </table:table-cell>
              <table:table-cell office:value-type="float" office:value="23">
                <text:p>23</text:p>
              </table:table-cell>
              <table:table-cell office:value-type="float" office:value="59.15">
                <text:p>59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5.38664635">
                <text:p>55.38664635</text:p>
              </table:table-cell>
              <table:table-cell office:value-type="float" office:value="24">
                <text:p>24</text:p>
              </table:table-cell>
              <table:table-cell office:value-type="float" office:value="63.7875">
                <text:p>63.7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9.5702654">
                <text:p>59.5702654</text:p>
              </table:table-cell>
              <table:table-cell office:value-type="float" office:value="25">
                <text:p>25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3.90562295">
                <text:p>63.90562295</text:p>
              </table:table-cell>
              <table:table-cell office:value-type="float" office:value="26">
                <text:p>26</text:p>
              </table:table-cell>
              <table:table-cell office:value-type="float" office:value="73.5875">
                <text:p>73.5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8.392719">
                <text:p>68.392719</text:p>
              </table:table-cell>
              <table:table-cell office:value-type="float" office:value="27">
                <text:p>27</text:p>
              </table:table-cell>
              <table:table-cell office:value-type="float" office:value="78.75">
                <text:p>78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3.03155355">
                <text:p>73.03155355</text:p>
              </table:table-cell>
              <table:table-cell office:value-type="float" office:value="28">
                <text:p>28</text:p>
              </table:table-cell>
              <table:table-cell office:value-type="float" office:value="84.0875">
                <text:p>84.0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7.8221266">
                <text:p>77.8221266</text:p>
              </table:table-cell>
              <table:table-cell office:value-type="float" office:value="29">
                <text:p>29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2.76443815">
                <text:p>82.76443815</text:p>
              </table:table-cell>
              <table:table-cell office:value-type="float" office:value="30">
                <text:p>30</text:p>
              </table:table-cell>
              <table:table-cell office:value-type="float" office:value="95.2875">
                <text:p>95.2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7.8584882">
                <text:p>87.8584882</text:p>
              </table:table-cell>
              <table:table-cell office:value-type="float" office:value="31">
                <text:p>31</text:p>
              </table:table-cell>
              <table:table-cell office:value-type="float" office:value="101.15">
                <text:p>101.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3.10427675">
                <text:p>93.10427675</text:p>
              </table:table-cell>
              <table:table-cell office:value-type="float" office:value="32">
                <text:p>32</text:p>
              </table:table-cell>
              <table:table-cell office:value-type="float" office:value="107.1875">
                <text:p>107.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8.5018038">
                <text:p>98.5018038</text:p>
              </table:table-cell>
              <table:table-cell office:value-type="float" office:value="33">
                <text:p>33</text:p>
              </table:table-cell>
              <table:table-cell office:value-type="float" office:value="113.4">
                <text:p>113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04.05106935">
                <text:p>104.05106935</text:p>
              </table:table-cell>
              <table:table-cell office:value-type="float" office:value="34">
                <text:p>34</text:p>
              </table:table-cell>
              <table:table-cell office:value-type="float" office:value="119.7875">
                <text:p>119.7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9.7520734">
                <text:p>109.7520734</text:p>
              </table:table-cell>
              <table:table-cell office:value-type="float" office:value="35">
                <text:p>35</text:p>
              </table:table-cell>
              <table:table-cell office:value-type="float" office:value="126.35">
                <text:p>126.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5.60481595">
                <text:p>115.60481595</text:p>
              </table:table-cell>
              <table:table-cell office:value-type="float" office:value="36">
                <text:p>36</text:p>
              </table:table-cell>
              <table:table-cell office:value-type="float" office:value="133.0875">
                <text:p>133.0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21.609297">
                <text:p>121.609297</text:p>
              </table:table-cell>
              <table:table-cell office:value-type="float" office:value="37">
                <text:p>3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27.76551655">
                <text:p>127.76551655</text:p>
              </table:table-cell>
              <table:table-cell office:value-type="float" office:value="38">
                <text:p>38</text:p>
              </table:table-cell>
              <table:table-cell office:value-type="float" office:value="147.0875">
                <text:p>147.0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34.0734746">
                <text:p>134.0734746</text:p>
              </table:table-cell>
              <table:table-cell office:value-type="float" office:value="39">
                <text:p>39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40.53317115">
                <text:p>140.53317115</text:p>
              </table:table-cell>
              <table:table-cell office:value-type="float" office:value="40">
                <text:p>40</text:p>
              </table:table-cell>
              <table:table-cell office:value-type="float" office:value="161.7875">
                <text:p>161.7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47.1446062">
                <text:p>147.1446062</text:p>
              </table:table-cell>
              <table:table-cell office:value-type="float" office:value="41">
                <text:p>41</text:p>
              </table:table-cell>
              <table:table-cell office:value-type="float" office:value="169.4">
                <text:p>169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53.90777975">
                <text:p>153.90777975</text:p>
              </table:table-cell>
              <table:table-cell office:value-type="float" office:value="42">
                <text:p>42</text:p>
              </table:table-cell>
              <table:table-cell office:value-type="float" office:value="177.1875">
                <text:p>177.1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60.8226918">
                <text:p>160.8226918</text:p>
              </table:table-cell>
              <table:table-cell office:value-type="float" office:value="43">
                <text:p>43</text:p>
              </table:table-cell>
              <table:table-cell office:value-type="float" office:value="185.15">
                <text:p>185.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67.88934235">
                <text:p>167.88934235</text:p>
              </table:table-cell>
              <table:table-cell office:value-type="float" office:value="44">
                <text:p>44</text:p>
              </table:table-cell>
              <table:table-cell office:value-type="float" office:value="193.2875">
                <text:p>193.2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75.1077314">
                <text:p>175.1077314</text:p>
              </table:table-cell>
              <table:table-cell office:value-type="float" office:value="45">
                <text:p>45</text:p>
              </table:table-cell>
              <table:table-cell office:value-type="float" office:value="201.6">
                <text:p>201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82.47785895">
                <text:p>182.47785895</text:p>
              </table:table-cell>
              <table:table-cell office:value-type="float" office:value="46">
                <text:p>46</text:p>
              </table:table-cell>
              <table:table-cell office:value-type="float" office:value="210.0875">
                <text:p>210.0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89.999725">
                <text:p>189.999725</text:p>
              </table:table-cell>
              <table:table-cell office:value-type="float" office:value="47">
                <text:p>47</text:p>
              </table:table-cell>
              <table:table-cell office:value-type="float" office:value="218.75">
                <text:p>218.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97.67332955">
                <text:p>197.67332955</text:p>
              </table:table-cell>
              <table:table-cell office:value-type="float" office:value="48">
                <text:p>48</text:p>
              </table:table-cell>
              <table:table-cell office:value-type="float" office:value="227.5875">
                <text:p>227.5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05.4986726">
                <text:p>205.4986726</text:p>
              </table:table-cell>
              <table:table-cell office:value-type="float" office:value="49">
                <text:p>49</text:p>
              </table:table-cell>
              <table:table-cell office:value-type="float" office:value="236.6">
                <text:p>236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13.47575415">
                <text:p>213.47575415</text:p>
              </table:table-cell>
              <table:table-cell office:value-type="float" office:value="50">
                <text:p>50</text:p>
              </table:table-cell>
              <table:table-cell office:value-type="float" office:value="245.7875">
                <text:p>245.7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21.6045742">
                <text:p>221.6045742</text:p>
              </table:table-cell>
              <table:table-cell office:value-type="float" office:value="51">
                <text:p>51</text:p>
              </table:table-cell>
              <table:table-cell office:value-type="float" office:value="255.15">
                <text:p>255.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29.88513275">
                <text:p>229.88513275</text:p>
              </table:table-cell>
              <table:table-cell office:value-type="float" office:value="52">
                <text:p>52</text:p>
              </table:table-cell>
              <table:table-cell office:value-type="float" office:value="264.6875">
                <text:p>264.6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38.3174298">
                <text:p>238.3174298</text:p>
              </table:table-cell>
              <table:table-cell office:value-type="float" office:value="53">
                <text:p>53</text:p>
              </table:table-cell>
              <table:table-cell office:value-type="float" office:value="274.4">
                <text:p>274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46.90146535">
                <text:p>246.90146535</text:p>
              </table:table-cell>
              <table:table-cell office:value-type="float" office:value="54">
                <text:p>54</text:p>
              </table:table-cell>
              <table:table-cell office:value-type="float" office:value="284.2875">
                <text:p>284.2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55.6372394">
                <text:p>255.6372394</text:p>
              </table:table-cell>
              <table:table-cell office:value-type="float" office:value="55">
                <text:p>55</text:p>
              </table:table-cell>
              <table:table-cell office:value-type="float" office:value="294.35">
                <text:p>294.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64.52475195">
                <text:p>264.52475195</text:p>
              </table:table-cell>
              <table:table-cell office:value-type="float" office:value="56">
                <text:p>56</text:p>
              </table:table-cell>
              <table:table-cell office:value-type="float" office:value="304.5875">
                <text:p>304.5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73.564003">
                <text:p>273.564003</text:p>
              </table:table-cell>
              <table:table-cell office:value-type="float" office:value="57">
                <text:p>5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82.75499255">
                <text:p>282.75499255</text:p>
              </table:table-cell>
              <table:table-cell office:value-type="float" office:value="58">
                <text:p>58</text:p>
              </table:table-cell>
              <table:table-cell office:value-type="float" office:value="325.5875">
                <text:p>325.5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92.0977206">
                <text:p>292.0977206</text:p>
              </table:table-cell>
              <table:table-cell office:value-type="float" office:value="59">
                <text:p>59</text:p>
              </table:table-cell>
              <table:table-cell office:value-type="float" office:value="336.35">
                <text:p>336.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01.59218715">
                <text:p>301.59218715</text:p>
              </table:table-cell>
              <table:table-cell office:value-type="float" office:value="60">
                <text:p>60</text:p>
              </table:table-cell>
              <table:table-cell office:value-type="float" office:value="347.2875">
                <text:p>347.28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311.2383922">
                <text:p>311.2383922</text:p>
              </table:table-cell>
              <table:table-cell office:value-type="float" office:value="61">
                <text:p>61</text:p>
              </table:table-cell>
              <table:table-cell office:value-type="float" office:value="358.4">
                <text:p>358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21.03633575">
                <text:p>321.03633575</text:p>
              </table:table-cell>
              <table:table-cell office:value-type="float" office:value="62">
                <text:p>62</text:p>
              </table:table-cell>
              <table:table-cell office:value-type="float" office:value="369.6875">
                <text:p>369.6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MacOSX_X86_64 LibreOffice_project/db4def46b0453cc22e2d0305797cf981b68ef5ac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fo:language="en" fo:country="US" style:font-size-asian="13.0003204345703pt" style:font-size-complex="13.0003204345703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4" style:family="chart">
      <style:chart-properties chart:auto-position="true" chart:auto-size="true" chart:treat-empty-cells="ignor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fo:language="en" fo:country="US" style:font-size-asian="9pt" style:font-size-complex="9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9" style:family="chart">
      <style:chart-properties chart:auto-position="true" style:rotation-angle="90"/>
      <style:text-properties fo:color="#000000" style:text-position="0% 100%" fo:font-family="Calibri" fo:font-size="9pt" fo:language="en" fo:country="US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158466" svg:stroke-linecap="round" draw:fill="none" draw:fill-color="#15846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38c3ff" svg:stroke-linecap="round" draw:fill="none" draw:fill-color="#38c3ff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6.68cm" svg:height="16.254cm" xlink:href="." xlink:type="simple" chart:class="chart:scatter" chart:style-name="ch1">
        <chart:title svg:x="11.013cm" svg:y="0.461cm" chart:style-name="ch2">
          <text:p>Operational: Mark Sort </text:p>
        </chart:title>
        <chart:legend chart:legend-position="end" svg:x="24.271cm" svg:y="4.084cm" style:legend-expansion="custom" svg:width="2.22cm" svg:height="7.912cm" style:legend-expansion-aspect-ratio="0.280586450960566" chart:style-name="ch3"/>
        <chart:plot-area chart:style-name="ch4" chart:data-source-has-labels="both" svg:x="1.495cm" svg:y="1.531cm" svg:width="22.075cm" svg:height="13.466cm">
          <chart:coordinate-region svg:x="3.472cm" svg:y="1.718cm" svg:width="19.924cm" svg:height="12.659cm"/>
          <chart:axis chart:dimension="x" chart:name="primary-x" chart:style-name="ch5" chartooo:axis-type="auto">
            <chart:title svg:x="11.834cm" svg:y="15.323cm" chart:style-name="ch6">
              <text:p>Array Size</text:p>
            </chart:title>
            <chart:categories table:cell-range-address="local-table.$A$2:.$A$32"/>
            <chart:grid chart:style-name="ch7" chart:class="major"/>
          </chart:axis>
          <chart:axis chart:dimension="y" chart:name="primary-y" chart:style-name="ch8">
            <chart:title svg:x="0.451cm" svg:y="9.776cm" chart:style-name="ch9">
              <text:p>Number of Operations</text:p>
            </chart:title>
            <chart:grid chart:style-name="ch7" chart:class="major"/>
          </chart:axis>
          <chart:series chart:style-name="ch10" chart:values-cell-range-address="local-table.$C$2:.$C$32" chart:label-cell-address="local-table.$C$1" chart:class="chart:scatter">
            <chart:domain table:cell-range-address="local-table.$B$2:.$B$32"/>
            <chart:data-point chart:repeated="31"/>
          </chart:series>
          <chart:series chart:style-name="ch11" chart:values-cell-range-address="local-table.$E$2:.$E$32" chart:label-cell-address="local-table.$E$1" chart:class="chart:scatter">
            <chart:domain table:cell-range-address="local-table.$D$2:.$D$32"/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urve Fit</text:p>
              </table:table-cell>
              <table:table-cell office:value-type="string">
                <text:p>Series3</text:p>
              </table:table-cell>
              <table:table-cell office:value-type="string">
                <text:p>C'''g(N^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020917.01">
                <text:p>5020917.01</text:p>
              </table:table-cell>
              <table:table-cell office:value-type="float" office:value="1">
                <text:p>1</text:p>
              </table:table-cell>
              <table:table-cell office:value-type="float" office:value="5500000">
                <text:p>5500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323364.16">
                <text:p>11323364.16</text:p>
              </table:table-cell>
              <table:table-cell office:value-type="float" office:value="2">
                <text:p>2</text:p>
              </table:table-cell>
              <table:table-cell office:value-type="float" office:value="12375000">
                <text:p>12375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156166.31">
                <text:p>20156166.31</text:p>
              </table:table-cell>
              <table:table-cell office:value-type="float" office:value="3">
                <text:p>3</text:p>
              </table:table-cell>
              <table:table-cell office:value-type="float" office:value="22000000">
                <text:p>220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1519323.46">
                <text:p>31519323.46</text:p>
              </table:table-cell>
              <table:table-cell office:value-type="float" office:value="4">
                <text:p>4</text:p>
              </table:table-cell>
              <table:table-cell office:value-type="float" office:value="34375000">
                <text:p>34375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5412835.61">
                <text:p>45412835.61</text:p>
              </table:table-cell>
              <table:table-cell office:value-type="float" office:value="5">
                <text:p>5</text:p>
              </table:table-cell>
              <table:table-cell office:value-type="float" office:value="49500000">
                <text:p>495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1836702.76">
                <text:p>61836702.76</text:p>
              </table:table-cell>
              <table:table-cell office:value-type="float" office:value="6">
                <text:p>6</text:p>
              </table:table-cell>
              <table:table-cell office:value-type="float" office:value="67375000">
                <text:p>67375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0790924.91">
                <text:p>80790924.91</text:p>
              </table:table-cell>
              <table:table-cell office:value-type="float" office:value="7">
                <text:p>7</text:p>
              </table:table-cell>
              <table:table-cell office:value-type="float" office:value="88000000">
                <text:p>8800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2275502.06">
                <text:p>102275502.06</text:p>
              </table:table-cell>
              <table:table-cell office:value-type="float" office:value="8">
                <text:p>8</text:p>
              </table:table-cell>
              <table:table-cell office:value-type="float" office:value="111375000">
                <text:p>111375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6290434.21">
                <text:p>126290434.21</text:p>
              </table:table-cell>
              <table:table-cell office:value-type="float" office:value="9">
                <text:p>9</text:p>
              </table:table-cell>
              <table:table-cell office:value-type="float" office:value="137500000">
                <text:p>1375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2835721.36">
                <text:p>152835721.36</text:p>
              </table:table-cell>
              <table:table-cell office:value-type="float" office:value="10">
                <text:p>10</text:p>
              </table:table-cell>
              <table:table-cell office:value-type="float" office:value="166375000">
                <text:p>166375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81911363.51">
                <text:p>181911363.51</text:p>
              </table:table-cell>
              <table:table-cell office:value-type="float" office:value="11">
                <text:p>11</text:p>
              </table:table-cell>
              <table:table-cell office:value-type="float" office:value="198000000">
                <text:p>1980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13517360.66">
                <text:p>213517360.66</text:p>
              </table:table-cell>
              <table:table-cell office:value-type="float" office:value="12">
                <text:p>12</text:p>
              </table:table-cell>
              <table:table-cell office:value-type="float" office:value="232375000">
                <text:p>232375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47653712.81">
                <text:p>247653712.81</text:p>
              </table:table-cell>
              <table:table-cell office:value-type="float" office:value="13">
                <text:p>13</text:p>
              </table:table-cell>
              <table:table-cell office:value-type="float" office:value="269500000">
                <text:p>26950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84320419.96">
                <text:p>284320419.96</text:p>
              </table:table-cell>
              <table:table-cell office:value-type="float" office:value="14">
                <text:p>14</text:p>
              </table:table-cell>
              <table:table-cell office:value-type="float" office:value="309375000">
                <text:p>309375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23517482.11">
                <text:p>323517482.11</text:p>
              </table:table-cell>
              <table:table-cell office:value-type="float" office:value="15">
                <text:p>15</text:p>
              </table:table-cell>
              <table:table-cell office:value-type="float" office:value="352000000">
                <text:p>35200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65244899.26">
                <text:p>365244899.26</text:p>
              </table:table-cell>
              <table:table-cell office:value-type="float" office:value="16">
                <text:p>16</text:p>
              </table:table-cell>
              <table:table-cell office:value-type="float" office:value="397375000">
                <text:p>397375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09502671.41">
                <text:p>409502671.41</text:p>
              </table:table-cell>
              <table:table-cell office:value-type="float" office:value="17">
                <text:p>17</text:p>
              </table:table-cell>
              <table:table-cell office:value-type="float" office:value="445500000">
                <text:p>4455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56290798.56">
                <text:p>456290798.56</text:p>
              </table:table-cell>
              <table:table-cell office:value-type="float" office:value="18">
                <text:p>18</text:p>
              </table:table-cell>
              <table:table-cell office:value-type="float" office:value="496375000">
                <text:p>496375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05609280.71">
                <text:p>505609280.71</text:p>
              </table:table-cell>
              <table:table-cell office:value-type="float" office:value="19">
                <text:p>19</text:p>
              </table:table-cell>
              <table:table-cell office:value-type="float" office:value="550000000">
                <text:p>55000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57458117.86">
                <text:p>557458117.86</text:p>
              </table:table-cell>
              <table:table-cell office:value-type="float" office:value="20">
                <text:p>20</text:p>
              </table:table-cell>
              <table:table-cell office:value-type="float" office:value="606375000">
                <text:p>606375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11837310.01">
                <text:p>611837310.01</text:p>
              </table:table-cell>
              <table:table-cell office:value-type="float" office:value="21">
                <text:p>21</text:p>
              </table:table-cell>
              <table:table-cell office:value-type="float" office:value="665500000">
                <text:p>66550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68746857.16">
                <text:p>668746857.16</text:p>
              </table:table-cell>
              <table:table-cell office:value-type="float" office:value="22">
                <text:p>22</text:p>
              </table:table-cell>
              <table:table-cell office:value-type="float" office:value="727375000">
                <text:p>727375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28186759.31">
                <text:p>728186759.31</text:p>
              </table:table-cell>
              <table:table-cell office:value-type="float" office:value="23">
                <text:p>23</text:p>
              </table:table-cell>
              <table:table-cell office:value-type="float" office:value="792000000">
                <text:p>79200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90157016.46">
                <text:p>790157016.46</text:p>
              </table:table-cell>
              <table:table-cell office:value-type="float" office:value="24">
                <text:p>24</text:p>
              </table:table-cell>
              <table:table-cell office:value-type="float" office:value="859375000">
                <text:p>859375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54657628.61">
                <text:p>854657628.61</text:p>
              </table:table-cell>
              <table:table-cell office:value-type="float" office:value="25">
                <text:p>25</text:p>
              </table:table-cell>
              <table:table-cell office:value-type="float" office:value="929500000">
                <text:p>92950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21688595.76">
                <text:p>921688595.76</text:p>
              </table:table-cell>
              <table:table-cell office:value-type="float" office:value="26">
                <text:p>26</text:p>
              </table:table-cell>
              <table:table-cell office:value-type="float" office:value="1002375000">
                <text:p>1002375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91249917.91">
                <text:p>991249917.91</text:p>
              </table:table-cell>
              <table:table-cell office:value-type="float" office:value="27">
                <text:p>27</text:p>
              </table:table-cell>
              <table:table-cell office:value-type="float" office:value="1078000000">
                <text:p>1078000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063341595.06">
                <text:p>1063341595.06</text:p>
              </table:table-cell>
              <table:table-cell office:value-type="float" office:value="28">
                <text:p>28</text:p>
              </table:table-cell>
              <table:table-cell office:value-type="float" office:value="1156375000">
                <text:p>1156375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37963627.21">
                <text:p>1137963627.21</text:p>
              </table:table-cell>
              <table:table-cell office:value-type="float" office:value="29">
                <text:p>29</text:p>
              </table:table-cell>
              <table:table-cell office:value-type="float" office:value="1237500000">
                <text:p>1237500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215116014.36">
                <text:p>1215116014.36</text:p>
              </table:table-cell>
              <table:table-cell office:value-type="float" office:value="30">
                <text:p>30</text:p>
              </table:table-cell>
              <table:table-cell office:value-type="float" office:value="1321375000">
                <text:p>1321375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294798756.51">
                <text:p>1294798756.51</text:p>
              </table:table-cell>
              <table:table-cell office:value-type="float" office:value="31">
                <text:p>31</text:p>
              </table:table-cell>
              <table:table-cell office:value-type="float" office:value="1408000000">
                <text:p>140800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MacOSX_X86_64 LibreOffice_project/db4def46b0453cc22e2d0305797cf981b68ef5ac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